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40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bce4e5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" style:family="table-cell" style:parent-style-name="Default">
      <style:table-cell-properties fo:background-color="#bce4e5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cd4d1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fff9ae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order-bottom="0.99pt ridge #333333" fo:background-color="#bce4e5" style:text-align-source="fix" style:repeat-content="false" fo:border-left="0.99pt ridge #333333" fo:border-right="none" fo:border-top="0.99pt ridge #333333"/>
      <style:paragraph-properties fo:text-align="center" fo:margin-left="0mm"/>
    </style:style>
    <style:style style:name="ce8" style:family="table-cell" style:parent-style-name="Default">
      <style:table-cell-properties fo:border-bottom="0.99pt ridge #333333" fo:background-color="#bce4e5" style:text-align-source="fix" style:repeat-content="false" fo:border-left="none" fo:border-right="none" fo:border-top="0.99pt ridge #333333"/>
      <style:paragraph-properties fo:text-align="center" fo:margin-left="0mm"/>
    </style:style>
    <style:style style:name="ce9" style:family="table-cell" style:parent-style-name="Default">
      <style:table-cell-properties fo:border-bottom="0.99pt ridge #333333" fo:background-color="#bce4e5" style:text-align-source="fix" style:repeat-content="false" fo:border-left="none" fo:border-right="0.99pt ridge #333333" fo:border-top="0.99pt ridge #333333"/>
      <style:paragraph-properties fo:text-align="center" fo:margin-left="0mm"/>
    </style:style>
    <style:style style:name="ce10" style:family="table-cell" style:parent-style-name="Default">
      <style:table-cell-properties fo:background-color="#e0efd4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0.99pt groove #333333" fo:background-color="#bce4e5" style:text-align-source="fix" style:repeat-content="false" fo:border-left="0.99pt groove #333333" fo:border-right="none" fo:border-top="0.99pt groove #333333"/>
      <style:paragraph-properties fo:text-align="center" fo:margin-left="0mm"/>
    </style:style>
    <style:style style:name="ce12" style:family="table-cell" style:parent-style-name="Default">
      <style:table-cell-properties fo:border-bottom="0.99pt groove #333333" fo:background-color="#bce4e5" style:text-align-source="fix" style:repeat-content="false" fo:border-left="none" fo:border-right="none" fo:border-top="0.99pt groove #333333"/>
      <style:paragraph-properties fo:text-align="center" fo:margin-left="0mm"/>
    </style:style>
    <style:style style:name="ce13" style:family="table-cell" style:parent-style-name="Default">
      <style:table-cell-properties fo:border-bottom="0.99pt groove #333333" fo:background-color="#bce4e5" style:text-align-source="fix" style:repeat-content="false" fo:border-left="none" fo:border-right="0.99pt groove #333333" fo:border-top="0.99pt groove #333333"/>
      <style:paragraph-properties fo:text-align="center" fo:margin-left="0mm"/>
    </style:style>
    <style:style style:name="ce28" style:family="table-cell" style:parent-style-name="Default">
      <style:table-cell-properties fo:background-color="#5e8ac7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I1_comp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 table:number-columns-spanned="6" table:number-rows-spanned="1">
            <text:p><text:s text:c="89"/>I1</text:p>
          </table:table-cell>
          <table:covered-table-cell table:style-name="ce15" office:value-type="string" calcext:value-type="string">
            <text:p>I2</text:p>
          </table:covered-table-cell>
          <table:covered-table-cell table:style-name="ce15" office:value-type="string" calcext:value-type="string">
            <text:p>I3</text:p>
          </table:covered-table-cell>
          <table:covered-table-cell table:style-name="ce15" office:value-type="string" calcext:value-type="string">
            <text:p>I4</text:p>
          </table:covered-table-cell>
          <table:covered-table-cell table:style-name="ce15" office:value-type="string" calcext:value-type="string">
            <text:p>I5</text:p>
          </table:covered-table-cell>
          <table:covered-table-cell table:style-name="ce15" office:value-type="string" calcext:value-type="string">
            <text:p>I6</text:p>
          </table:covered-table-cell>
          <table:table-cell table:style-name="ce15" table:number-columns-spanned="4" table:number-rows-spanned="1"/>
          <table:covered-table-cell table:number-columns-repeated="3" table:style-name="ce1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DR3_50</text:p>
          </table:table-cell>
          <table:table-cell office:value-type="string" calcext:value-type="string">
            <text:p>CDR3_60</text:p>
          </table:table-cell>
          <table:table-cell office:value-type="string" calcext:value-type="string">
            <text:p>CDR3_70</text:p>
          </table:table-cell>
          <table:table-cell office:value-type="string" calcext:value-type="string">
            <text:p>CDR3_80</text:p>
          </table:table-cell>
          <table:table-cell office:value-type="string" calcext:value-type="string">
            <text:p>CDR3_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 cluster</text:p>
          </table:table-cell>
          <table:table-cell office:value-type="float" office:value="257" calcext:value-type="float">
            <text:p>257</text:p>
          </table:table-cell>
          <table:table-cell office:value-type="float" office:value="350" calcext:value-type="float">
            <text:p>350</text:p>
          </table:table-cell>
          <table:table-cell office:value-type="float" office:value="520" calcext:value-type="float">
            <text:p>520</text:p>
          </table:table-cell>
          <table:table-cell office:value-type="float" office:value="943" calcext:value-type="float">
            <text:p>943</text:p>
          </table:table-cell>
          <table:table-cell office:value-type="float" office:value="2154" calcext:value-type="float">
            <text:p>215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rtis </text:p>
          </table:table-cell>
          <table:table-cell office:value-type="string" calcext:value-type="string">
            <text:p>scoper</text:p>
          </table:table-cell>
          <table:table-cell office:value-type="string" calcext:value-type="string" table:number-columns-spanned="2" table:number-rows-spanned="1">
            <text:p>FaIR id 80 mid70_length_based</text:p>
          </table:table-cell>
          <table:covered-table-cell/>
          <table:table-cell office:value-type="string" calcext:value-type="string" table:number-columns-spanned="3" table:number-rows-spanned="1">
            <text:p>FaIR_id_80 mid 70 <text:s/>vidjil extraction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# cluster</text:p>
          </table:table-cell>
          <table:table-cell office:value-type="float" office:value="238" calcext:value-type="float">
            <text:p>238</text:p>
          </table:table-cell>
          <table:table-cell office:value-type="float" office:value="2067" calcext:value-type="float">
            <text:p>2067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2"/>
          <table:table-cell office:value-type="float" office:value="710" calcext:value-type="float">
            <text:p>7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(min)</text:p>
          </table:table-cell>
          <table:table-cell office:value-type="float" office:value="16.8" calcext:value-type="float">
            <text:p>16,8</text:p>
          </table:table-cell>
          <table:table-cell office:value-type="string" calcext:value-type="string">
            <text:p>1093+4,4</text:p>
          </table:table-cell>
          <table:table-cell office:value-type="float" office:value="0.17" calcext:value-type="float">
            <text:p>0,17</text:p>
          </table:table-cell>
          <table:table-cell table:number-columns-repeated="2"/>
          <table:table-cell office:value-type="float" office:value="0.19" calcext:value-type="float">
            <text:p>0,19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 table:number-columns-spanned="6" table:number-rows-spanned="1">
            <text:p>pairwise F-score</text:p>
          </table:table-cell>
          <table:covered-table-cell table:number-columns-repeated="5"/>
          <table:table-cell office:value-type="string" calcext:value-type="string" table:number-columns-spanned="6" table:number-rows-spanned="1">
            <text:p>Cluster F-score</text:p>
          </table:table-cell>
          <table:covered-table-cell table:number-columns-repeated="3"/>
          <table:covered-table-cell office:value-type="string" calcext:value-type="string">
            <text:p>pairwise F-score</text:p>
          </table:covered-table-cell>
          <table:covered-table-cell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5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50</text:p>
          </table:table-cell>
          <table:covered-table-cell office:value-type="string" calcext:value-type="string">
            <text:p>CDR3_50</text:p>
          </table:covered-table-cell>
          <table:covered-table-cell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table:number-columns-repeated="2"/>
          <table:table-cell office:value-type="string" calcext:value-type="string">
            <text:p>Partis</text:p>
          </table:table-cell>
          <table:table-cell office:value-type="float" office:value="0.94" calcext:value-type="float">
            <text:p>0,94</text:p>
          </table:table-cell>
          <table:table-cell office:value-type="float" office:value="0.15" calcext:value-type="float">
            <text:p>0,15</text:p>
          </table:table-cell>
          <table:table-cell office:value-type="float" office:value="0.26" calcext:value-type="float">
            <text:p>0,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39" calcext:value-type="float">
            <text:p>0,39</text:p>
          </table:table-cell>
          <table:table-cell office:value-type="float" office:value="0.57" calcext:value-type="float">
            <text:p>0,57</text:p>
          </table:table-cell>
          <table:table-cell table:number-columns-repeated="2"/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0.99" calcext:value-type="float">
            <text:p>0,99</text:p>
          </table:table-cell>
          <table:table-cell office:value-type="float" office:value="0.81" calcext:value-type="float">
            <text:p>0,81</text:p>
          </table:table-cell>
          <table:table-cell office:value-type="float" office:value="0.89" calcext:value-type="float">
            <text:p>0,89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0.91" calcext:value-type="float">
            <text:p>0,91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_vidjil</text:p>
          </table:table-cell>
          <table:table-cell office:value-type="float" office:value="0.99" calcext:value-type="float">
            <text:p>0,99</text:p>
          </table:table-cell>
          <table:table-cell office:value-type="float" office:value="0.73" calcext:value-type="float">
            <text:p>0,73</text:p>
          </table:table-cell>
          <table:table-cell office:value-type="float" office:value="0.84" calcext:value-type="float">
            <text:p>0,84</text:p>
          </table:table-cell>
          <table:table-cell table:number-columns-repeated="2"/>
          <table:table-cell office:value-type="string" calcext:value-type="string">
            <text:p>Fair_vidjil</text:p>
          </table:table-cell>
          <table:table-cell office:value-type="float" office:value="0.94" calcext:value-type="float">
            <text:p>0,94</text:p>
          </table:table-cell>
          <table:table-cell office:value-type="float" office:value="0.02" calcext:value-type="float">
            <text:p>0,02</text:p>
          </table:table-cell>
          <table:table-cell office:value-type="float" office:value="0.05" calcext:value-type="float">
            <text:p>0,0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6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60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table:number-columns-repeated="2"/>
          <table:table-cell office:value-type="string" calcext:value-type="string">
            <text:p>Partis</text:p>
          </table:table-cell>
          <table:table-cell office:value-type="float" office:value="0.94" calcext:value-type="float">
            <text:p>0,94</text:p>
          </table:table-cell>
          <table:table-cell office:value-type="float" office:value="0.22" calcext:value-type="float">
            <text:p>0,22</text:p>
          </table:table-cell>
          <table:table-cell office:value-type="float" office:value="0.36" calcext:value-type="float">
            <text:p>0,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0.57" calcext:value-type="float">
            <text:p>0,57</text:p>
          </table:table-cell>
          <table:table-cell table:number-columns-repeated="2"/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0.99" calcext:value-type="float">
            <text:p>0,99</text:p>
          </table:table-cell>
          <table:table-cell office:value-type="float" office:value="0.81" calcext:value-type="float">
            <text:p>0,81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0.91" calcext:value-type="float">
            <text:p>0,91</text:p>
          </table:table-cell>
          <table:table-cell office:value-type="float" office:value="0.14" calcext:value-type="float">
            <text:p>0,14</text:p>
          </table:table-cell>
          <table:table-cell office:value-type="float" office:value="0.24" calcext:value-type="float">
            <text:p>0,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_vidjil</text:p>
          </table:table-cell>
          <table:table-cell office:value-type="float" office:value="0.99" calcext:value-type="float">
            <text:p>0,99</text:p>
          </table:table-cell>
          <table:table-cell office:value-type="float" office:value="0.73" calcext:value-type="float">
            <text:p>0,73</text:p>
          </table:table-cell>
          <table:table-cell office:value-type="float" office:value="0.85" calcext:value-type="float">
            <text:p>0,85</text:p>
          </table:table-cell>
          <table:table-cell table:number-columns-repeated="2"/>
          <table:table-cell office:value-type="string" calcext:value-type="string">
            <text:p>Fair_vidjil</text:p>
          </table:table-cell>
          <table:table-cell office:value-type="float" office:value="0.95" calcext:value-type="float">
            <text:p>0,95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7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70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table:number-columns-repeated="2"/>
          <table:table-cell office:value-type="string" calcext:value-type="string">
            <text:p>Partis</text:p>
          </table:table-cell>
          <table:table-cell office:value-type="float" office:value="0.94" calcext:value-type="float">
            <text:p>0,94</text:p>
          </table:table-cell>
          <table:table-cell office:value-type="float" office:value="0.32" calcext:value-type="float">
            <text:p>0,32</text:p>
          </table:table-cell>
          <table:table-cell office:value-type="float" office:value="0.48" calcext:value-type="float">
            <text:p>0,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4" calcext:value-type="float">
            <text:p>0,4</text:p>
          </table:table-cell>
          <table:table-cell office:value-type="float" office:value="0.58" calcext:value-type="float">
            <text:p>0,58</text:p>
          </table:table-cell>
          <table:table-cell table:number-columns-repeated="2"/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table:style-name="ce3" office:value-type="float" office:value="0.99" calcext:value-type="float">
            <text:p>0,99</text:p>
          </table:table-cell>
          <table:table-cell table:style-name="ce3" office:value-type="float" office:value="0.81" calcext:value-type="float">
            <text:p>0,81</text:p>
          </table:table-cell>
          <table:table-cell table:style-name="ce3" office:value-type="float" office:value="0.9" calcext:value-type="float">
            <text:p>0,9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table:style-name="ce3" office:value-type="float" office:value="0.9" calcext:value-type="float">
            <text:p>0,9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33" calcext:value-type="float">
            <text:p>0,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_vidjil</text:p>
          </table:table-cell>
          <table:table-cell office:value-type="float" office:value="0.99" calcext:value-type="float">
            <text:p>0,99</text:p>
          </table:table-cell>
          <table:table-cell office:value-type="float" office:value="0.73" calcext:value-type="float">
            <text:p>0,73</text:p>
          </table:table-cell>
          <table:table-cell office:value-type="float" office:value="0.85" calcext:value-type="float">
            <text:p>0,85</text:p>
          </table:table-cell>
          <table:table-cell table:number-columns-repeated="2"/>
          <table:table-cell office:value-type="string" calcext:value-type="string">
            <text:p>Fair_vidjil</text:p>
          </table:table-cell>
          <table:table-cell office:value-type="float" office:value="0.94" calcext:value-type="float">
            <text:p>0,94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8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80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table:number-columns-repeated="2"/>
          <table:table-cell office:value-type="string" calcext:value-type="string">
            <text:p>Partis</text:p>
          </table:table-cell>
          <table:table-cell office:value-type="float" office:value="0.92" calcext:value-type="float">
            <text:p>0,92</text:p>
          </table:table-cell>
          <table:table-cell office:value-type="float" office:value="0.39" calcext:value-type="float">
            <text:p>0,39</text:p>
          </table:table-cell>
          <table:table-cell office:value-type="float" office:value="0.55" calcext:value-type="float">
            <text:p>0,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42" calcext:value-type="float">
            <text:p>0,42</text:p>
          </table:table-cell>
          <table:table-cell office:value-type="float" office:value="0.59" calcext:value-type="float">
            <text:p>0,59</text:p>
          </table:table-cell>
          <table:table-cell table:number-columns-repeated="2"/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3" calcext:value-type="float">
            <text:p>0,0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0.99" calcext:value-type="float">
            <text:p>0,99</text:p>
          </table:table-cell>
          <table:table-cell office:value-type="float" office:value="0.82" calcext:value-type="float">
            <text:p>0,82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0.89" calcext:value-type="float">
            <text:p>0,89</text:p>
          </table:table-cell>
          <table:table-cell office:value-type="float" office:value="0.23" calcext:value-type="float">
            <text:p>0,23</text:p>
          </table:table-cell>
          <table:table-cell office:value-type="float" office:value="0.36" calcext:value-type="float">
            <text:p>0,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_vidjil</text:p>
          </table:table-cell>
          <table:table-cell office:value-type="float" office:value="0.99" calcext:value-type="float">
            <text:p>0,99</text:p>
          </table:table-cell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 table:number-columns-repeated="2"/>
          <table:table-cell office:value-type="string" calcext:value-type="string">
            <text:p>Fair_vidjil</text:p>
          </table:table-cell>
          <table:table-cell office:value-type="float" office:value="0.93" calcext:value-type="float">
            <text:p>0,93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9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90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table:number-columns-repeated="2"/>
          <table:table-cell office:value-type="string" calcext:value-type="string">
            <text:p>Partis</text:p>
          </table:table-cell>
          <table:table-cell office:value-type="float" office:value="0.85" calcext:value-type="float">
            <text:p>0,85</text:p>
          </table:table-cell>
          <table:table-cell office:value-type="float" office:value="0.45" calcext:value-type="float">
            <text:p>0,45</text:p>
          </table:table-cell>
          <table:table-cell office:value-type="float" office:value="0.6" calcext:value-type="float">
            <text:p>0,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46" calcext:value-type="float">
            <text:p>0,46</text:p>
          </table:table-cell>
          <table:table-cell office:value-type="float" office:value="0.64" calcext:value-type="float">
            <text:p>0,64</text:p>
          </table:table-cell>
          <table:table-cell table:number-columns-repeated="2"/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4" calcext:value-type="float">
            <text:p>0,0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0.99" calcext:value-type="float">
            <text:p>0,99</text:p>
          </table:table-cell>
          <table:table-cell office:value-type="float" office:value="0.81" calcext:value-type="float">
            <text:p>0,81</text:p>
          </table:table-cell>
          <table:table-cell office:value-type="float" office:value="0.9" calcext:value-type="float">
            <text:p>0,9</text:p>
          </table:table-cell>
          <table:table-cell table:number-columns-repeated="2"/>
          <table:table-cell office:value-type="string" calcext:value-type="string">
            <text:p>Fair</text:p>
          </table:table-cell>
          <table:table-cell office:value-type="float" office:value="0.84" calcext:value-type="float">
            <text:p>0,84</text:p>
          </table:table-cell>
          <table:table-cell office:value-type="float" office:value="0.22" calcext:value-type="float">
            <text:p>0,22</text:p>
          </table:table-cell>
          <table:table-cell office:value-type="float" office:value="0.35" calcext:value-type="float">
            <text:p>0,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_vidjil</text:p>
          </table:table-cell>
          <table:table-cell office:value-type="float" office:value="0.99" calcext:value-type="float">
            <text:p>0,99</text:p>
          </table:table-cell>
          <table:table-cell office:value-type="float" office:value="0.8" calcext:value-type="float">
            <text:p>0,8</text:p>
          </table:table-cell>
          <table:table-cell office:value-type="float" office:value="0.89" calcext:value-type="float">
            <text:p>0,89</text:p>
          </table:table-cell>
          <table:table-cell table:number-columns-repeated="2"/>
          <table:table-cell office:value-type="string" calcext:value-type="string">
            <text:p>Fair_vidjil</text:p>
          </table:table-cell>
          <table:table-cell office:value-type="float" office:value="0.89" calcext:value-type="float">
            <text:p>0,89</text:p>
          </table:table-cell>
          <table:table-cell office:value-type="float" office:value="0.05" calcext:value-type="float">
            <text:p>0,05</text:p>
          </table:table-cell>
          <table:table-cell office:value-type="float" office:value="0.11" calcext:value-type="float">
            <text:p>0,11</text:p>
          </table:table-cell>
          <table:table-cell table:number-columns-repeated="1014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3_comp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 table:number-columns-spanned="6" table:number-rows-spanned="1">
            <text:p><text:s text:c="89"/>I3</text:p>
          </table:table-cell>
          <table:covered-table-cell table:style-name="ce15" office:value-type="string" calcext:value-type="string">
            <text:p>I2</text:p>
          </table:covered-table-cell>
          <table:covered-table-cell table:style-name="ce15" office:value-type="string" calcext:value-type="string">
            <text:p>I3</text:p>
          </table:covered-table-cell>
          <table:covered-table-cell table:style-name="ce15" office:value-type="string" calcext:value-type="string">
            <text:p>I4</text:p>
          </table:covered-table-cell>
          <table:covered-table-cell table:style-name="ce15" office:value-type="string" calcext:value-type="string">
            <text:p>I5</text:p>
          </table:covered-table-cell>
          <table:covered-table-cell table:style-name="ce15" office:value-type="string" calcext:value-type="string">
            <text:p>I6</text:p>
          </table:covered-table-cell>
          <table:table-cell table:style-name="ce15" table:number-columns-spanned="4" table:number-rows-spanned="1"/>
          <table:covered-table-cell table:number-columns-repeated="3" table:style-name="ce1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DR3_50</text:p>
          </table:table-cell>
          <table:table-cell office:value-type="string" calcext:value-type="string">
            <text:p>CDR3_60</text:p>
          </table:table-cell>
          <table:table-cell office:value-type="string" calcext:value-type="string">
            <text:p>CDR3_70</text:p>
          </table:table-cell>
          <table:table-cell office:value-type="string" calcext:value-type="string">
            <text:p>CDR3_80</text:p>
          </table:table-cell>
          <table:table-cell office:value-type="string" calcext:value-type="string">
            <text:p>CDR3_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 cluster</text:p>
          </table:table-cell>
          <table:table-cell office:value-type="float" office:value="953" calcext:value-type="float">
            <text:p>953</text:p>
          </table:table-cell>
          <table:table-cell office:value-type="float" office:value="1249" calcext:value-type="float">
            <text:p>1249</text:p>
          </table:table-cell>
          <table:table-cell office:value-type="float" office:value="1674" calcext:value-type="float">
            <text:p>1674</text:p>
          </table:table-cell>
          <table:table-cell office:value-type="float" office:value="2254" calcext:value-type="float">
            <text:p>2254</text:p>
          </table:table-cell>
          <table:table-cell office:value-type="float" office:value="3874" calcext:value-type="float">
            <text:p>387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rtis </text:p>
          </table:table-cell>
          <table:table-cell office:value-type="string" calcext:value-type="string">
            <text:p>scoper</text:p>
          </table:table-cell>
          <table:table-cell office:value-type="string" calcext:value-type="string" table:number-columns-spanned="2" table:number-rows-spanned="1">
            <text:p>FaIR id 80 mid70_length_based</text:p>
          </table:table-cell>
          <table:covered-table-cell/>
          <table:table-cell office:value-type="string" calcext:value-type="string" table:number-columns-spanned="3" table:number-rows-spanned="1">
            <text:p>FaIR_id <text:s text:c="5"/>_vidjil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# cluster</text:p>
          </table:table-cell>
          <table:table-cell office:value-type="float" office:value="940" calcext:value-type="float">
            <text:p>940</text:p>
          </table:table-cell>
          <table:table-cell office:value-type="float" office:value="2950" calcext:value-type="float">
            <text:p>2950</text:p>
          </table:table-cell>
          <table:table-cell table:style-name="ce4"/>
          <table:table-cell table:number-columns-repeated="2"/>
          <table:table-cell office:value-type="float" office:value="1745" calcext:value-type="float">
            <text:p>17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(min)</text:p>
          </table:table-cell>
          <table:table-cell office:value-type="float" office:value="59.4" calcext:value-type="float">
            <text:p>59,4</text:p>
          </table:table-cell>
          <table:table-cell office:value-type="string" calcext:value-type="string">
            <text:p>1008,8+4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 table:number-columns-spanned="6" table:number-rows-spanned="1">
            <text:p>pairwise F-score</text:p>
          </table:table-cell>
          <table:covered-table-cell table:number-columns-repeated="5"/>
          <table:table-cell office:value-type="string" calcext:value-type="string" table:number-columns-spanned="6" table:number-rows-spanned="1">
            <text:p>Cluster F-score</text:p>
          </table:table-cell>
          <table:covered-table-cell table:number-columns-repeated="3"/>
          <table:covered-table-cell office:value-type="string" calcext:value-type="string">
            <text:p>pairwise F-score</text:p>
          </table:covered-table-cell>
          <table:covered-table-cell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5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50</text:p>
          </table:table-cell>
          <table:covered-table-cell office:value-type="string" calcext:value-type="string">
            <text:p>CDR3_50</text:p>
          </table:covered-table-cell>
          <table:covered-table-cell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table:number-columns-repeated="5"/>
          <table:table-cell office:value-type="string" calcext:value-type="string">
            <text:p>Part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oper</text:p>
          </table:table-cell>
          <table:table-cell table:number-columns-repeated="5"/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table:number-columns-repeated="5"/>
          <table:table-cell office:value-type="string" calcext:value-type="string">
            <text:p>Fai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ir_vidjil</text:p>
          </table:table-cell>
          <table:table-cell office:value-type="float" office:value="0.98" calcext:value-type="float">
            <text:p>0,98</text:p>
          </table:table-cell>
          <table:table-cell office:value-type="float" office:value="0.52" calcext:value-type="float">
            <text:p>0,52</text:p>
          </table:table-cell>
          <table:table-cell office:value-type="float" office:value="0.69" calcext:value-type="float">
            <text:p>0,69</text:p>
          </table:table-cell>
          <table:table-cell table:number-columns-repeated="2"/>
          <table:table-cell office:value-type="string" calcext:value-type="string">
            <text:p>Fair_vidjil</text:p>
          </table:table-cell>
          <table:table-cell office:value-type="float" office:value="0.87" calcext:value-type="float">
            <text:p>0,87</text:p>
          </table:table-cell>
          <table:table-cell office:value-type="float" office:value="0.06" calcext:value-type="float">
            <text:p>0,06</text:p>
          </table:table-cell>
          <table:table-cell office:value-type="float" office:value="0.11" calcext:value-type="float">
            <text:p>0,1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6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60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table:number-columns-repeated="5"/>
          <table:table-cell office:value-type="string" calcext:value-type="string">
            <text:p>Part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oper</text:p>
          </table:table-cell>
          <table:table-cell table:number-columns-repeated="5"/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table:number-columns-repeated="5"/>
          <table:table-cell office:value-type="string" calcext:value-type="string">
            <text:p>Fair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7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70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table:number-columns-repeated="5"/>
          <table:table-cell office:value-type="string" calcext:value-type="string">
            <text:p>Part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oper</text:p>
          </table:table-cell>
          <table:table-cell table:number-columns-repeated="5"/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table:style-name="ce3" table:number-columns-repeated="3"/>
          <table:table-cell table:number-columns-repeated="2"/>
          <table:table-cell office:value-type="string" calcext:value-type="string">
            <text:p>Fair</text:p>
          </table:table-cell>
          <table:table-cell table:style-name="ce3" table:number-columns-repeated="3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8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80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table:number-columns-repeated="5"/>
          <table:table-cell office:value-type="string" calcext:value-type="string">
            <text:p>Part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oper</text:p>
          </table:table-cell>
          <table:table-cell table:number-columns-repeated="5"/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table:number-columns-repeated="5"/>
          <table:table-cell office:value-type="string" calcext:value-type="string">
            <text:p>Fair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9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90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table:number-columns-repeated="5"/>
          <table:table-cell office:value-type="string" calcext:value-type="string">
            <text:p>Part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oper</text:p>
          </table:table-cell>
          <table:table-cell table:number-columns-repeated="5"/>
          <table:table-cell office:value-type="string" calcext:value-type="string">
            <text:p>scoper</text:p>
          </table:table-cell>
          <table:table-cell office:value-type="float" office:value="0.99" calcext:value-type="float">
            <text:p>0,99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table:number-columns-repeated="5"/>
          <table:table-cell office:value-type="string" calcext:value-type="string">
            <text:p>Fair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4_comp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 table:number-columns-spanned="6" table:number-rows-spanned="1">
            <text:p><text:s text:c="89"/>I4</text:p>
          </table:table-cell>
          <table:covered-table-cell table:style-name="ce15" office:value-type="string" calcext:value-type="string">
            <text:p>I2</text:p>
          </table:covered-table-cell>
          <table:covered-table-cell table:style-name="ce15" office:value-type="string" calcext:value-type="string">
            <text:p>I3</text:p>
          </table:covered-table-cell>
          <table:covered-table-cell table:style-name="ce15" office:value-type="string" calcext:value-type="string">
            <text:p>I4</text:p>
          </table:covered-table-cell>
          <table:covered-table-cell table:style-name="ce15" office:value-type="string" calcext:value-type="string">
            <text:p>I5</text:p>
          </table:covered-table-cell>
          <table:covered-table-cell table:style-name="ce15" office:value-type="string" calcext:value-type="string">
            <text:p>I6</text:p>
          </table:covered-table-cell>
          <table:table-cell table:style-name="ce15" table:number-columns-spanned="4" table:number-rows-spanned="1"/>
          <table:covered-table-cell table:number-columns-repeated="3" table:style-name="ce1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DR3_50</text:p>
          </table:table-cell>
          <table:table-cell office:value-type="string" calcext:value-type="string">
            <text:p>CDR3_60</text:p>
          </table:table-cell>
          <table:table-cell office:value-type="string" calcext:value-type="string">
            <text:p>CDR3_70</text:p>
          </table:table-cell>
          <table:table-cell office:value-type="string" calcext:value-type="string">
            <text:p>CDR3_80</text:p>
          </table:table-cell>
          <table:table-cell office:value-type="string" calcext:value-type="string">
            <text:p>CDR3_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 cluster</text:p>
          </table:table-cell>
          <table:table-cell office:value-type="float" office:value="5336" calcext:value-type="float">
            <text:p>5336</text:p>
          </table:table-cell>
          <table:table-cell office:value-type="float" office:value="8112" calcext:value-type="float">
            <text:p>8112</text:p>
          </table:table-cell>
          <table:table-cell office:value-type="float" office:value="10122" calcext:value-type="float">
            <text:p>10122</text:p>
          </table:table-cell>
          <table:table-cell office:value-type="float" office:value="11086" calcext:value-type="float">
            <text:p>11086</text:p>
          </table:table-cell>
          <table:table-cell office:value-type="float" office:value="12225" calcext:value-type="float">
            <text:p>1222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rtis </text:p>
          </table:table-cell>
          <table:table-cell office:value-type="string" calcext:value-type="string">
            <text:p>scoper</text:p>
          </table:table-cell>
          <table:table-cell office:value-type="string" calcext:value-type="string" table:number-columns-spanned="2" table:number-rows-spanned="1">
            <text:p>FaIR id 80 mid70_length_based</text:p>
          </table:table-cell>
          <table:covered-table-cell/>
          <table:table-cell office:value-type="string" calcext:value-type="string" table:number-columns-spanned="3" table:number-rows-spanned="1">
            <text:p>FaIR_id <text:s text:c="5"/>_vidjil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# cluster</text:p>
          </table:table-cell>
          <table:table-cell office:value-type="float" office:value="9996" calcext:value-type="float">
            <text:p>9996</text:p>
          </table:table-cell>
          <table:table-cell office:value-type="float" office:value="11071" calcext:value-type="float">
            <text:p>11071</text:p>
          </table:table-cell>
          <table:table-cell table:style-name="ce4"/>
          <table:table-cell table:number-columns-repeated="2"/>
          <table:table-cell office:value-type="float" office:value="4892" calcext:value-type="float">
            <text:p>48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(min)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1081+5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 table:number-columns-spanned="6" table:number-rows-spanned="1">
            <text:p>pairwise F-score</text:p>
          </table:table-cell>
          <table:covered-table-cell table:number-columns-repeated="5"/>
          <table:table-cell office:value-type="string" calcext:value-type="string" table:number-columns-spanned="6" table:number-rows-spanned="1">
            <text:p>Cluster F-score</text:p>
          </table:table-cell>
          <table:covered-table-cell table:number-columns-repeated="3"/>
          <table:covered-table-cell office:value-type="string" calcext:value-type="string">
            <text:p>pairwise F-score</text:p>
          </table:covered-table-cell>
          <table:covered-table-cell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5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50</text:p>
          </table:table-cell>
          <table:covered-table-cell office:value-type="string" calcext:value-type="string">
            <text:p>CDR3_50</text:p>
          </table:covered-table-cell>
          <table:covered-table-cell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table:number-columns-repeated="5"/>
          <table:table-cell office:value-type="string" calcext:value-type="string">
            <text:p>Partis</text:p>
          </table:table-cell>
          <table:table-cell office:value-type="float" office:value="0.95" calcext:value-type="float">
            <text:p>0,95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table:number-columns-repeated="5"/>
          <table:table-cell office:value-type="string" calcext:value-type="string">
            <text:p>scoper</text:p>
          </table:table-cell>
          <table:table-cell office:value-type="float" office:value="0.98" calcext:value-type="float">
            <text:p>0,98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table:number-columns-repeated="5"/>
          <table:table-cell office:value-type="string" calcext:value-type="string">
            <text:p>Fai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ir_vidjil</text:p>
          </table:table-cell>
          <table:table-cell office:value-type="float" office:value="0.83" calcext:value-type="float">
            <text:p>0,83</text:p>
          </table:table-cell>
          <table:table-cell office:value-type="float" office:value="0.07" calcext:value-type="float">
            <text:p>0,07</text:p>
          </table:table-cell>
          <table:table-cell office:value-type="float" office:value="0.14" calcext:value-type="float">
            <text:p>0,14</text:p>
          </table:table-cell>
          <table:table-cell table:number-columns-repeated="2"/>
          <table:table-cell office:value-type="string" calcext:value-type="string">
            <text:p>Fair_vidjil</text:p>
          </table:table-cell>
          <table:table-cell office:value-type="float" office:value="0.63" calcext:value-type="float">
            <text:p>0,63</text:p>
          </table:table-cell>
          <table:table-cell office:value-type="float" office:value="0.05" calcext:value-type="float">
            <text:p>0,05</text:p>
          </table:table-cell>
          <table:table-cell office:value-type="float" office:value="0.09" calcext:value-type="float">
            <text:p>0,09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6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60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table:number-columns-repeated="5"/>
          <table:table-cell office:value-type="string" calcext:value-type="string">
            <text:p>Partis</text:p>
          </table:table-cell>
          <table:table-cell office:value-type="float" office:value="0.94" calcext:value-type="float">
            <text:p>0,94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table:number-columns-repeated="5"/>
          <table:table-cell office:value-type="string" calcext:value-type="string">
            <text:p>scoper</text:p>
          </table:table-cell>
          <table:table-cell office:value-type="float" office:value="0.98" calcext:value-type="float">
            <text:p>0,98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table:number-columns-repeated="5"/>
          <table:table-cell office:value-type="string" calcext:value-type="string">
            <text:p>Fai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ir_vidjil</text:p>
          </table:table-cell>
          <table:table-cell office:value-type="float" office:value="0.83" calcext:value-type="float">
            <text:p>0,83</text:p>
          </table:table-cell>
          <table:table-cell office:value-type="float" office:value="0.09" calcext:value-type="float">
            <text:p>0,09</text:p>
          </table:table-cell>
          <table:table-cell office:value-type="float" office:value="0.17" calcext:value-type="float">
            <text:p>0,17</text:p>
          </table:table-cell>
          <table:table-cell table:number-columns-repeated="2"/>
          <table:table-cell office:value-type="string" calcext:value-type="string">
            <text:p>Fair_vidjil</text:p>
          </table:table-cell>
          <table:table-cell office:value-type="float" office:value="0.62" calcext:value-type="float">
            <text:p>0,62</text:p>
          </table:table-cell>
          <table:table-cell office:value-type="float" office:value="0.07" calcext:value-type="float">
            <text:p>0,07</text:p>
          </table:table-cell>
          <table:table-cell office:value-type="float" office:value="0.13" calcext:value-type="float">
            <text:p>0,1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7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70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table:number-columns-repeated="5"/>
          <table:table-cell office:value-type="string" calcext:value-type="string">
            <text:p>Partis</text:p>
          </table:table-cell>
          <table:table-cell office:value-type="float" office:value="0.94" calcext:value-type="float">
            <text:p>0,94</text:p>
          </table:table-cell>
          <table:table-cell office:value-type="float" office:value="0.13" calcext:value-type="float">
            <text:p>0,13</text:p>
          </table:table-cell>
          <table:table-cell office:value-type="float" office:value="0.24" calcext:value-type="float">
            <text:p>0,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table:number-columns-repeated="5"/>
          <table:table-cell office:value-type="string" calcext:value-type="string">
            <text:p>scoper</text:p>
          </table:table-cell>
          <table:table-cell office:value-type="float" office:value="0.98" calcext:value-type="float">
            <text:p>0,98</text:p>
          </table:table-cell>
          <table:table-cell office:value-type="float" office:value="0.06" calcext:value-type="float">
            <text:p>0,06</text:p>
          </table:table-cell>
          <table:table-cell office:value-type="float" office:value="0.12" calcext:value-type="float">
            <text:p>0,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table:style-name="ce3" table:number-columns-repeated="3"/>
          <table:table-cell table:number-columns-repeated="2"/>
          <table:table-cell office:value-type="string" calcext:value-type="string">
            <text:p>Fair</text:p>
          </table:table-cell>
          <table:table-cell table:style-name="ce3" table:number-columns-repeated="3"/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ir_vidjil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8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80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table:number-columns-repeated="5"/>
          <table:table-cell office:value-type="string" calcext:value-type="string">
            <text:p>Partis</text:p>
          </table:table-cell>
          <table:table-cell office:value-type="float" office:value="0.93" calcext:value-type="float">
            <text:p>0,93</text:p>
          </table:table-cell>
          <table:table-cell office:value-type="float" office:value="0.18" calcext:value-type="float">
            <text:p>0,18</text:p>
          </table:table-cell>
          <table:table-cell office:value-type="float" office:value="0.3" calcext:value-type="float">
            <text:p>0,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table:number-columns-repeated="5"/>
          <table:table-cell office:value-type="string" calcext:value-type="string">
            <text:p>scoper</text:p>
          </table:table-cell>
          <table:table-cell office:value-type="float" office:value="0.97" calcext:value-type="float">
            <text:p>0,97</text:p>
          </table:table-cell>
          <table:table-cell office:value-type="float" office:value="0.09" calcext:value-type="float">
            <text:p>0,09</text:p>
          </table:table-cell>
          <table:table-cell office:value-type="float" office:value="0.16" calcext:value-type="float">
            <text:p>0,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table:number-columns-repeated="5"/>
          <table:table-cell office:value-type="string" calcext:value-type="string">
            <text:p>Fai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Fair_vidjil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4" table:number-rows-spanned="1">
            <text:p>CDR3_90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DR3_90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table:number-columns-repeated="5"/>
          <table:table-cell office:value-type="string" calcext:value-type="string">
            <text:p>Partis</text:p>
          </table:table-cell>
          <table:table-cell office:value-type="float" office:value="0.91" calcext:value-type="float">
            <text:p>0,91</text:p>
          </table:table-cell>
          <table:table-cell office:value-type="float" office:value="0.16" calcext:value-type="float">
            <text:p>0,16</text:p>
          </table:table-cell>
          <table:table-cell office:value-type="float" office:value="0.28" calcext:value-type="float">
            <text:p>0,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table:number-columns-repeated="5"/>
          <table:table-cell office:value-type="string" calcext:value-type="string">
            <text:p>scoper</text:p>
          </table:table-cell>
          <table:table-cell office:value-type="float" office:value="0.97" calcext:value-type="float">
            <text:p>0,97</text:p>
          </table:table-cell>
          <table:table-cell office:value-type="float" office:value="0.09" calcext:value-type="float">
            <text:p>0,09</text:p>
          </table:table-cell>
          <table:table-cell office:value-type="float" office:value="0.16" calcext:value-type="float">
            <text:p>0,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table:number-columns-repeated="5"/>
          <table:table-cell office:value-type="string" calcext:value-type="string">
            <text:p>Fai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Fair_vidjil</text:p>
          </table:table-cell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1_FaIR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 table:number-columns-spanned="4" table:number-rows-spanned="1">
            <text:p>For CDR3_70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FaIR Whole seq</text:p>
          </table:table-cell>
          <table:covered-table-cell table:number-columns-repeated="3"/>
          <table:table-cell table:style-name="ce6"/>
          <table:table-cell table:style-name="ce6" office:value-type="string" calcext:value-type="string">
            <text:p>Pairwise</text:p>
          </table:table-cell>
          <table:table-cell table:style-name="ce6"/>
          <table:table-cell table:style-name="ce10"/>
          <table:table-cell table:style-name="ce10" office:value-type="string" calcext:value-type="string">
            <text:p>Cluster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# cluster</text:p>
          </table:table-cell>
          <table:table-cell office:value-type="string" calcext:value-type="string">
            <text:p>time (min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_score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1.32" calcext:value-type="float">
            <text:p>1,32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64" calcext:value-type="float">
            <text:p>0,64</text:p>
          </table:table-cell>
          <table:table-cell table:style-name="ce2" office:value-type="float" office:value="0.78" calcext:value-type="float">
            <text:p>0,78</text:p>
          </table:table-cell>
          <table:table-cell table:style-name="ce2" office:value-type="float" office:value="0.82" calcext:value-type="float">
            <text:p>0,82</text:p>
          </table:table-cell>
          <table:table-cell table:style-name="ce2" office:value-type="float" office:value="0.15" calcext:value-type="float">
            <text:p>0,15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float" office:value="80" calcext:value-type="float">
            <text:p>80</text:p>
          </table:table-cell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1.58" calcext:value-type="float">
            <text:p>1,58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64" calcext:value-type="float">
            <text:p>0,64</text:p>
          </table:table-cell>
          <table:table-cell table:style-name="ce2" office:value-type="float" office:value="0.78" calcext:value-type="float">
            <text:p>0,78</text:p>
          </table:table-cell>
          <table:table-cell table:style-name="ce11" office:value-type="float" office:value="0.83" calcext:value-type="float">
            <text:p>0,83</text:p>
          </table:table-cell>
          <table:table-cell table:style-name="ce12" office:value-type="float" office:value="0.15" calcext:value-type="float">
            <text:p>0,15</text:p>
          </table:table-cell>
          <table:table-cell table:style-name="ce13" office:value-type="float" office:value="0.25" calcext:value-type="float">
            <text:p>0,2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float" office:value="1.61" calcext:value-type="float">
            <text:p>1,61</text:p>
          </table:table-cell>
          <table:table-cell table:style-name="ce2" office:value-type="float" office:value="0.98" calcext:value-type="float">
            <text:p>0,98</text:p>
          </table:table-cell>
          <table:table-cell table:style-name="ce2" office:value-type="float" office:value="0.49" calcext:value-type="float">
            <text:p>0,49</text:p>
          </table:table-cell>
          <table:table-cell table:style-name="ce2" office:value-type="float" office:value="0.66" calcext:value-type="float">
            <text:p>0,66</text:p>
          </table:table-cell>
          <table:table-cell table:style-name="ce2" office:value-type="float" office:value="0.85" calcext:value-type="float">
            <text:p>0,85</text:p>
          </table:table-cell>
          <table:table-cell table:style-name="ce2" office:value-type="float" office:value="0.12" calcext:value-type="float">
            <text:p>0,12</text:p>
          </table:table-cell>
          <table:table-cell table:style-name="ce2" office:value-type="float" office:value="0.21" calcext:value-type="float">
            <text:p>0,21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1.36" calcext:value-type="float">
            <text:p>1,36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63" calcext:value-type="float">
            <text:p>0,63</text:p>
          </table:table-cell>
          <table:table-cell table:style-name="ce5" office:value-type="float" office:value="0.78" calcext:value-type="float">
            <text:p>0,78</text:p>
          </table:table-cell>
          <table:table-cell table:style-name="ce5" office:value-type="float" office:value="0.89" calcext:value-type="float">
            <text:p>0,89</text:p>
          </table:table-cell>
          <table:table-cell table:style-name="ce5" office:value-type="float" office:value="0.14" calcext:value-type="float">
            <text:p>0,14</text:p>
          </table:table-cell>
          <table:table-cell table:style-name="ce5" office:value-type="float" office:value="0.25" calcext:value-type="float">
            <text:p>0,25</text:p>
          </table:table-cell>
          <table:table-cell table:number-columns-repeated="1014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1.62" calcext:value-type="float">
            <text:p>1,62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63" calcext:value-type="float">
            <text:p>0,63</text:p>
          </table:table-cell>
          <table:table-cell table:style-name="ce5" office:value-type="float" office:value="0.78" calcext:value-type="float">
            <text:p>0,78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0.14" calcext:value-type="float">
            <text:p>0,14</text:p>
          </table:table-cell>
          <table:table-cell table:style-name="ce5" office:value-type="float" office:value="0.25" calcext:value-type="float">
            <text:p>0,25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office:value-type="float" office:value="360" calcext:value-type="float">
            <text:p>360</text:p>
          </table:table-cell>
          <table:table-cell table:style-name="ce5" office:value-type="float" office:value="1.58" calcext:value-type="float">
            <text:p>1,58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49" calcext:value-type="float">
            <text:p>0,49</text:p>
          </table:table-cell>
          <table:table-cell table:style-name="ce5" office:value-type="float" office:value="0.66" calcext:value-type="float">
            <text:p>0,66</text:p>
          </table:table-cell>
          <table:table-cell table:style-name="ce5" office:value-type="float" office:value="0.92" calcext:value-type="float">
            <text:p>0,92</text:p>
          </table:table-cell>
          <table:table-cell table:style-name="ce5" office:value-type="float" office:value="0.11" calcext:value-type="float">
            <text:p>0,11</text:p>
          </table:table-cell>
          <table:table-cell table:style-name="ce5" office:value-type="float" office:value="0.2" calcext:value-type="float">
            <text:p>0,2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1.37" calcext:value-type="float">
            <text:p>1,37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0.78" calcext:value-type="float">
            <text:p>0,78</text:p>
          </table:table-cell>
          <table:table-cell table:style-name="ce2" office:value-type="float" office:value="0.89" calcext:value-type="float">
            <text:p>0,89</text:p>
          </table:table-cell>
          <table:table-cell table:style-name="ce2" office:value-type="float" office:value="0.11" calcext:value-type="float">
            <text:p>0,11</text:p>
          </table:table-cell>
          <table:table-cell table:style-name="ce2" office:value-type="float" office:value="0.2" calcext:value-type="float">
            <text:p>0,2</text:p>
          </table:table-cell>
          <table:table-cell table:number-columns-repeated="1014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1.47" calcext:value-type="float">
            <text:p>1,47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0.78" calcext:value-type="float">
            <text:p>0,78</text:p>
          </table:table-cell>
          <table:table-cell table:style-name="ce2" office:value-type="float" office:value="0.9" calcext:value-type="float">
            <text:p>0,9</text:p>
          </table:table-cell>
          <table:table-cell table:style-name="ce2" office:value-type="float" office:value="0.11" calcext:value-type="float">
            <text:p>0,11</text:p>
          </table:table-cell>
          <table:table-cell table:style-name="ce2" office:value-type="float" office:value="0.2" calcext:value-type="float">
            <text:p>0,2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1.45" calcext:value-type="float">
            <text:p>1,45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0.78" calcext:value-type="float">
            <text:p>0,78</text:p>
          </table:table-cell>
          <table:table-cell table:style-name="ce2" office:value-type="float" office:value="0.93" calcext:value-type="float">
            <text:p>0,93</text:p>
          </table:table-cell>
          <table:table-cell table:style-name="ce2" office:value-type="float" office:value="0.07" calcext:value-type="float">
            <text:p>0,07</text:p>
          </table:table-cell>
          <table:table-cell table:style-name="ce2" office:value-type="float" office:value="0.13" calcext:value-type="float">
            <text:p>0,13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1.54" calcext:value-type="float">
            <text:p>1,54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48" calcext:value-type="float">
            <text:p>0,48</text:p>
          </table:table-cell>
          <table:table-cell table:style-name="ce5" office:value-type="float" office:value="0.65" calcext:value-type="float">
            <text:p>0,65</text:p>
          </table:table-cell>
          <table:table-cell table:style-name="ce5" office:value-type="float" office:value="0.89" calcext:value-type="float">
            <text:p>0,89</text:p>
          </table:table-cell>
          <table:table-cell table:style-name="ce5" office:value-type="float" office:value="0.04" calcext:value-type="float">
            <text:p>0,04</text:p>
          </table:table-cell>
          <table:table-cell table:style-name="ce5" office:value-type="float" office:value="0.09" calcext:value-type="float">
            <text:p>0,09</text:p>
          </table:table-cell>
          <table:table-cell table:number-columns-repeated="1014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414" calcext:value-type="float">
            <text:p>414</text:p>
          </table:table-cell>
          <table:table-cell table:style-name="ce5" office:value-type="float" office:value="1.55" calcext:value-type="float">
            <text:p>1,55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48" calcext:value-type="float">
            <text:p>0,48</text:p>
          </table:table-cell>
          <table:table-cell table:style-name="ce5" office:value-type="float" office:value="0.65" calcext:value-type="float">
            <text:p>0,65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0.04" calcext:value-type="float">
            <text:p>0,04</text:p>
          </table:table-cell>
          <table:table-cell table:style-name="ce5" office:value-type="float" office:value="0.09" calcext:value-type="float">
            <text:p>0,09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office:value-type="float" office:value="589" calcext:value-type="float">
            <text:p>589</text:p>
          </table:table-cell>
          <table:table-cell table:style-name="ce5" office:value-type="float" office:value="1.67" calcext:value-type="float">
            <text:p>1,67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48" calcext:value-type="float">
            <text:p>0,48</text:p>
          </table:table-cell>
          <table:table-cell table:style-name="ce5" office:value-type="float" office:value="0.65" calcext:value-type="float">
            <text:p>0,65</text:p>
          </table:table-cell>
          <table:table-cell table:style-name="ce5" office:value-type="float" office:value="0.94" calcext:value-type="float">
            <text:p>0,94</text:p>
          </table:table-cell>
          <table:table-cell table:style-name="ce5" office:value-type="float" office:value="0.03" calcext:value-type="float">
            <text:p>0,03</text:p>
          </table:table-cell>
          <table:table-cell table:style-name="ce5" office:value-type="float" office:value="0.07" calcext:value-type="float">
            <text:p>0,07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 table:number-columns-spanned="4" table:number-rows-spanned="1">
            <text:p>FaIR Junction length based</text:p>
          </table:table-cell>
          <table:covered-table-cell table:number-columns-repeated="3"/>
          <table:table-cell table:style-name="ce6"/>
          <table:table-cell table:style-name="ce6" office:value-type="string" calcext:value-type="string">
            <text:p>Pairwise</text:p>
          </table:table-cell>
          <table:table-cell table:style-name="ce6"/>
          <table:table-cell table:style-name="ce10"/>
          <table:table-cell table:style-name="ce10" office:value-type="string" calcext:value-type="string">
            <text:p>Cluster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# cluster</text:p>
          </table:table-cell>
          <table:table-cell office:value-type="string" calcext:value-type="string">
            <text:p>time (min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_score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0.17" calcext:value-type="float">
            <text:p>0,17</text:p>
          </table:table-cell>
          <table:table-cell table:style-name="ce7" office:value-type="float" office:value="0.99" calcext:value-type="float">
            <text:p>0,99</text:p>
          </table:table-cell>
          <table:table-cell table:style-name="ce8" office:value-type="float" office:value="0.81" calcext:value-type="float">
            <text:p>0,81</text:p>
          </table:table-cell>
          <table:table-cell table:style-name="ce9" office:value-type="float" office:value="0.9" calcext:value-type="float">
            <text:p>0,9</text:p>
          </table:table-cell>
          <table:table-cell table:style-name="ce7" office:value-type="float" office:value="0.9" calcext:value-type="float">
            <text:p>0,9</text:p>
          </table:table-cell>
          <table:table-cell table:style-name="ce8" office:value-type="float" office:value="0.2" calcext:value-type="float">
            <text:p>0,2</text:p>
          </table:table-cell>
          <table:table-cell table:style-name="ce9" office:value-type="float" office:value="0.33" calcext:value-type="float">
            <text:p>0,33</text:p>
          </table:table-cell>
          <table:table-cell table:number-columns-repeated="1014"/>
        </table:table-row>
        <table:table-row table:style-name="ro1">
          <table:table-cell table:number-columns-repeated="2" table:style-name="ce2" office:value-type="float" office:value="80" calcext:value-type="float">
            <text:p>80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0.16" calcext:value-type="float">
            <text:p>0,16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58" calcext:value-type="float">
            <text:p>0,58</text:p>
          </table:table-cell>
          <table:table-cell table:style-name="ce2" office:value-type="float" office:value="0.73" calcext:value-type="float">
            <text:p>0,73</text:p>
          </table:table-cell>
          <table:table-cell table:style-name="ce2" office:value-type="float" office:value="0.94" calcext:value-type="float">
            <text:p>0,94</text:p>
          </table:table-cell>
          <table:table-cell table:style-name="ce2" office:value-type="float" office:value="0.14" calcext:value-type="float">
            <text:p>0,14</text:p>
          </table:table-cell>
          <table:table-cell table:style-name="ce2" office:value-type="float" office:value="0.25" calcext:value-type="float">
            <text:p>0,2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0.17" calcext:value-type="float">
            <text:p>0,17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61" calcext:value-type="float">
            <text:p>0,61</text:p>
          </table:table-cell>
          <table:table-cell table:style-name="ce2" office:value-type="float" office:value="0.76" calcext:value-type="float">
            <text:p>0,76</text:p>
          </table:table-cell>
          <table:table-cell table:style-name="ce2" office:value-type="float" office:value="0.94" calcext:value-type="float">
            <text:p>0,94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18" calcext:value-type="float">
            <text:p>0,18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office:value-type="float" office:value="298" calcext:value-type="float">
            <text:p>298</text:p>
          </table:table-cell>
          <table:table-cell table:style-name="ce5" office:value-type="float" office:value="0.16" calcext:value-type="float">
            <text:p>0,16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47" calcext:value-type="float">
            <text:p>0,47</text:p>
          </table:table-cell>
          <table:table-cell table:style-name="ce5" office:value-type="float" office:value="0.64" calcext:value-type="float">
            <text:p>0,64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0.17" calcext:value-type="float">
            <text:p>0,17</text:p>
          </table:table-cell>
          <table:table-cell table:style-name="ce5" office:value-type="float" office:value="0.28" calcext:value-type="float">
            <text:p>0,28</text:p>
          </table:table-cell>
          <table:table-cell table:number-columns-repeated="1014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492" calcext:value-type="float">
            <text:p>492</text:p>
          </table:table-cell>
          <table:table-cell table:style-name="ce5" office:value-type="float" office:value="0.17" calcext:value-type="float">
            <text:p>0,17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39" calcext:value-type="float">
            <text:p>0,39</text:p>
          </table:table-cell>
          <table:table-cell table:style-name="ce5" office:value-type="float" office:value="0.56" calcext:value-type="float">
            <text:p>0,56</text:p>
          </table:table-cell>
          <table:table-cell table:style-name="ce5" office:value-type="float" office:value="0.94" calcext:value-type="float">
            <text:p>0,94</text:p>
          </table:table-cell>
          <table:table-cell table:style-name="ce5" office:value-type="float" office:value="0.06" calcext:value-type="float">
            <text:p>0,06</text:p>
          </table:table-cell>
          <table:table-cell table:style-name="ce5" office:value-type="float" office:value="0.12" calcext:value-type="float">
            <text:p>0,12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office:value-type="float" office:value="639" calcext:value-type="float">
            <text:p>639</text:p>
          </table:table-cell>
          <table:table-cell table:style-name="ce5" office:value-type="float" office:value="0.17" calcext:value-type="float">
            <text:p>0,17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0.83" calcext:value-type="float">
            <text:p>0,83</text:p>
          </table:table-cell>
          <table:table-cell table:style-name="ce5" office:value-type="float" office:value="0.94" calcext:value-type="float">
            <text:p>0,94</text:p>
          </table:table-cell>
          <table:table-cell table:style-name="ce5" office:value-type="float" office:value="0.04" calcext:value-type="float">
            <text:p>0,04</text:p>
          </table:table-cell>
          <table:table-cell table:style-name="ce5" office:value-type="float" office:value="0.08" calcext:value-type="float">
            <text:p>0,08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0.17" calcext:value-type="float">
            <text:p>0,17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81" calcext:value-type="float">
            <text:p>0,81</text:p>
          </table:table-cell>
          <table:table-cell table:style-name="ce2" office:value-type="float" office:value="0.89" calcext:value-type="float">
            <text:p>0,89</text:p>
          </table:table-cell>
          <table:table-cell table:style-name="ce2" office:value-type="float" office:value="0.91" calcext:value-type="float">
            <text:p>0,91</text:p>
          </table:table-cell>
          <table:table-cell table:style-name="ce2" office:value-type="float" office:value="0.08" calcext:value-type="float">
            <text:p>0,08</text:p>
          </table:table-cell>
          <table:table-cell table:style-name="ce2" office:value-type="float" office:value="0.15" calcext:value-type="float">
            <text:p>0,15</text:p>
          </table:table-cell>
          <table:table-cell table:number-columns-repeated="1014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0.17" calcext:value-type="float">
            <text:p>0,17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8" calcext:value-type="float">
            <text:p>0,8</text:p>
          </table:table-cell>
          <table:table-cell table:style-name="ce2" office:value-type="float" office:value="0.89" calcext:value-type="float">
            <text:p>0,89</text:p>
          </table:table-cell>
          <table:table-cell table:style-name="ce2" office:value-type="float" office:value="0.94" calcext:value-type="float">
            <text:p>0,94</text:p>
          </table:table-cell>
          <table:table-cell table:style-name="ce2" office:value-type="float" office:value="0.06" calcext:value-type="float">
            <text:p>0,06</text:p>
          </table:table-cell>
          <table:table-cell table:style-name="ce2" office:value-type="float" office:value="0.12" calcext:value-type="float">
            <text:p>0,12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12" calcext:value-type="float">
            <text:p>1012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78" calcext:value-type="float">
            <text:p>0,78</text:p>
          </table:table-cell>
          <table:table-cell table:style-name="ce2" office:value-type="float" office:value="0.87" calcext:value-type="float">
            <text:p>0,87</text:p>
          </table:table-cell>
          <table:table-cell table:style-name="ce2" office:value-type="float" office:value="0.95" calcext:value-type="float">
            <text:p>0,95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02" calcext:value-type="float">
            <text:p>0,02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office:value-type="float" office:value="571" calcext:value-type="float">
            <text:p>571</text:p>
          </table:table-cell>
          <table:table-cell table:style-name="ce5" office:value-type="float" office:value="0.21" calcext:value-type="float">
            <text:p>0,21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78" calcext:value-type="float">
            <text:p>0,78</text:p>
          </table:table-cell>
          <table:table-cell table:style-name="ce5" office:value-type="float" office:value="0.88" calcext:value-type="float">
            <text:p>0,88</text:p>
          </table:table-cell>
          <table:table-cell table:style-name="ce5" office:value-type="float" office:value="0.91" calcext:value-type="float">
            <text:p>0,91</text:p>
          </table:table-cell>
          <table:table-cell table:style-name="ce5" office:value-type="float" office:value="0.02" calcext:value-type="float">
            <text:p>0,02</text:p>
          </table:table-cell>
          <table:table-cell table:style-name="ce5" office:value-type="float" office:value="0.05" calcext:value-type="float">
            <text:p>0,05</text:p>
          </table:table-cell>
          <table:table-cell table:number-columns-repeated="1014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36" calcext:value-type="float">
            <text:p>736</text:p>
          </table:table-cell>
          <table:table-cell table:style-name="ce5" office:value-type="float" office:value="0.22" calcext:value-type="float">
            <text:p>0,22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78" calcext:value-type="float">
            <text:p>0,78</text:p>
          </table:table-cell>
          <table:table-cell table:style-name="ce5" office:value-type="float" office:value="0.88" calcext:value-type="float">
            <text:p>0,88</text:p>
          </table:table-cell>
          <table:table-cell table:style-name="ce5" office:value-type="float" office:value="0.94" calcext:value-type="float">
            <text:p>0,94</text:p>
          </table:table-cell>
          <table:table-cell table:style-name="ce5" office:value-type="float" office:value="0.02" calcext:value-type="float">
            <text:p>0,02</text:p>
          </table:table-cell>
          <table:table-cell table:style-name="ce5" office:value-type="float" office:value="0.05" calcext:value-type="float">
            <text:p>0,05</text:p>
          </table:table-cell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office:value-type="float" office:value="1342" calcext:value-type="float">
            <text:p>1342</text:p>
          </table:table-cell>
          <table:table-cell table:style-name="ce5" office:value-type="float" office:value="0.29" calcext:value-type="float">
            <text:p>0,29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86" calcext:value-type="float">
            <text:p>0,86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007" calcext:value-type="float">
            <text:p>0,007</text:p>
          </table:table-cell>
          <table:table-cell table:style-name="ce5" office:value-type="float" office:value="0.01" calcext:value-type="float">
            <text:p>0,01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 table:number-columns-spanned="4" table:number-rows-spanned="1">
            <text:p>FaIR Junction vidjil cdr3 50</text:p>
          </table:table-cell>
          <table:covered-table-cell table:number-columns-repeated="3"/>
          <table:table-cell table:style-name="ce6"/>
          <table:table-cell table:style-name="ce6" office:value-type="string" calcext:value-type="string">
            <text:p>Pairwise</text:p>
          </table:table-cell>
          <table:table-cell table:style-name="ce6"/>
          <table:table-cell table:style-name="ce10"/>
          <table:table-cell table:style-name="ce10" office:value-type="string" calcext:value-type="string">
            <text:p>Cluster</text:p>
          </table:table-cell>
          <table:table-cell table:style-name="ce10"/>
          <table:table-cell/>
          <table:table-cell office:value-type="string" calcext:value-type="string" table:number-columns-spanned="4" table:number-rows-spanned="1">
            <text:p>FaIR Junction vidjil cdr3 60</text:p>
          </table:table-cell>
          <table:covered-table-cell table:number-columns-repeated="3"/>
          <table:table-cell table:style-name="ce6"/>
          <table:table-cell table:style-name="ce6" office:value-type="string" calcext:value-type="string">
            <text:p>Pairwise</text:p>
          </table:table-cell>
          <table:table-cell table:style-name="ce6"/>
          <table:table-cell table:style-name="ce10"/>
          <table:table-cell table:style-name="ce10" office:value-type="string" calcext:value-type="string">
            <text:p>Cluster</text:p>
          </table:table-cell>
          <table:table-cell table:style-name="ce10"/>
          <table:table-cell/>
          <table:table-cell office:value-type="string" calcext:value-type="string" table:number-columns-spanned="4" table:number-rows-spanned="1">
            <text:p>FaIR Junction vidjil cdr3 70</text:p>
          </table:table-cell>
          <table:covered-table-cell table:number-columns-repeated="3"/>
          <table:table-cell table:style-name="ce6"/>
          <table:table-cell table:style-name="ce6" office:value-type="string" calcext:value-type="string">
            <text:p>Pairwise</text:p>
          </table:table-cell>
          <table:table-cell table:style-name="ce6"/>
          <table:table-cell table:style-name="ce10"/>
          <table:table-cell table:style-name="ce10" office:value-type="string" calcext:value-type="string">
            <text:p>Cluster</text:p>
          </table:table-cell>
          <table:table-cell table:style-name="ce10"/>
          <table:table-cell/>
          <table:table-cell office:value-type="string" calcext:value-type="string" table:number-columns-spanned="4" table:number-rows-spanned="1">
            <text:p>FaIR Junction vidjil cdr3 80</text:p>
          </table:table-cell>
          <table:covered-table-cell table:number-columns-repeated="3"/>
          <table:table-cell table:style-name="ce6"/>
          <table:table-cell table:style-name="ce6" office:value-type="string" calcext:value-type="string">
            <text:p>Pairwise</text:p>
          </table:table-cell>
          <table:table-cell table:style-name="ce6"/>
          <table:table-cell table:style-name="ce10"/>
          <table:table-cell table:style-name="ce10" office:value-type="string" calcext:value-type="string">
            <text:p>Cluster</text:p>
          </table:table-cell>
          <table:table-cell table:style-name="ce10"/>
          <table:table-cell/>
          <table:table-cell office:value-type="string" calcext:value-type="string" table:number-columns-spanned="4" table:number-rows-spanned="1">
            <text:p>FaIR Junction vidjil cdr3 90</text:p>
          </table:table-cell>
          <table:covered-table-cell table:number-columns-repeated="3"/>
          <table:table-cell table:style-name="ce6"/>
          <table:table-cell table:style-name="ce6" office:value-type="string" calcext:value-type="string">
            <text:p>Pairwise</text:p>
          </table:table-cell>
          <table:table-cell table:style-name="ce6"/>
          <table:table-cell table:style-name="ce10"/>
          <table:table-cell table:style-name="ce10" office:value-type="string" calcext:value-type="string">
            <text:p>Cluster</text:p>
          </table:table-cell>
          <table:table-cell table:style-name="ce10"/>
          <table:table-cell table:number-columns-repeated="970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# cluster</text:p>
          </table:table-cell>
          <table:table-cell office:value-type="string" calcext:value-type="string">
            <text:p>time (min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_score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F_score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# cluster</text:p>
          </table:table-cell>
          <table:table-cell office:value-type="string" calcext:value-type="string">
            <text:p>time (min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_score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F_score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# cluster</text:p>
          </table:table-cell>
          <table:table-cell office:value-type="string" calcext:value-type="string">
            <text:p>time (min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_score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F_score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# cluster</text:p>
          </table:table-cell>
          <table:table-cell office:value-type="string" calcext:value-type="string">
            <text:p>time (min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_score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F_score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# cluster</text:p>
          </table:table-cell>
          <table:table-cell office:value-type="string" calcext:value-type="string">
            <text:p>time (min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_score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F_score</text:p>
          </table:table-cell>
          <table:table-cell table:number-columns-repeated="970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0" calcext:value-type="float">
            <text:p>710</text:p>
          </table:table-cell>
          <table:table-cell table:style-name="ce2"/>
          <table:table-cell table:style-name="ce7" office:value-type="float" office:value="0.99" calcext:value-type="float">
            <text:p>0,99</text:p>
          </table:table-cell>
          <table:table-cell table:style-name="ce8" office:value-type="float" office:value="0.72" calcext:value-type="float">
            <text:p>0,72</text:p>
          </table:table-cell>
          <table:table-cell table:style-name="ce9" office:value-type="float" office:value="0.84" calcext:value-type="float">
            <text:p>0,84</text:p>
          </table:table-cell>
          <table:table-cell table:style-name="ce7" office:value-type="float" office:value="0.94" calcext:value-type="float">
            <text:p>0,94</text:p>
          </table:table-cell>
          <table:table-cell table:style-name="ce8" office:value-type="float" office:value="0.02" calcext:value-type="float">
            <text:p>0,02</text:p>
          </table:table-cell>
          <table:table-cell table:style-name="ce9" office:value-type="float" office:value="0.05" calcext:value-type="float">
            <text:p>0,05</text:p>
          </table:table-cell>
          <table:table-cell/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0" calcext:value-type="float">
            <text:p>710</text:p>
          </table:table-cell>
          <table:table-cell table:style-name="ce2"/>
          <table:table-cell table:style-name="ce7" office:value-type="float" office:value="0.99" calcext:value-type="float">
            <text:p>0,99</text:p>
          </table:table-cell>
          <table:table-cell table:style-name="ce8" office:value-type="float" office:value="0.73" calcext:value-type="float">
            <text:p>0,73</text:p>
          </table:table-cell>
          <table:table-cell table:style-name="ce9" office:value-type="float" office:value="0.84" calcext:value-type="float">
            <text:p>0,84</text:p>
          </table:table-cell>
          <table:table-cell table:style-name="ce7" office:value-type="float" office:value="0.95" calcext:value-type="float">
            <text:p>0,95</text:p>
          </table:table-cell>
          <table:table-cell table:style-name="ce8" office:value-type="float" office:value="0.03" calcext:value-type="float">
            <text:p>0,03</text:p>
          </table:table-cell>
          <table:table-cell table:style-name="ce9" office:value-type="float" office:value="0.05" calcext:value-type="float">
            <text:p>0,05</text:p>
          </table:table-cell>
          <table:table-cell/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0" calcext:value-type="float">
            <text:p>710</text:p>
          </table:table-cell>
          <table:table-cell table:style-name="ce2"/>
          <table:table-cell table:style-name="ce7" office:value-type="float" office:value="0.99" calcext:value-type="float">
            <text:p>0,99</text:p>
          </table:table-cell>
          <table:table-cell table:style-name="ce8" office:value-type="float" office:value="0.73" calcext:value-type="float">
            <text:p>0,73</text:p>
          </table:table-cell>
          <table:table-cell table:style-name="ce9" office:value-type="float" office:value="0.85" calcext:value-type="float">
            <text:p>0,85</text:p>
          </table:table-cell>
          <table:table-cell table:style-name="ce7" office:value-type="float" office:value="0.94" calcext:value-type="float">
            <text:p>0,94</text:p>
          </table:table-cell>
          <table:table-cell table:style-name="ce8" office:value-type="float" office:value="0.03" calcext:value-type="float">
            <text:p>0,03</text:p>
          </table:table-cell>
          <table:table-cell table:style-name="ce9" office:value-type="float" office:value="0.06" calcext:value-type="float">
            <text:p>0,06</text:p>
          </table:table-cell>
          <table:table-cell/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0" calcext:value-type="float">
            <text:p>710</text:p>
          </table:table-cell>
          <table:table-cell table:style-name="ce2"/>
          <table:table-cell table:style-name="ce7" office:value-type="float" office:value="0.99" calcext:value-type="float">
            <text:p>0,99</text:p>
          </table:table-cell>
          <table:table-cell table:style-name="ce8" office:value-type="float" office:value="0.75" calcext:value-type="float">
            <text:p>0,75</text:p>
          </table:table-cell>
          <table:table-cell table:style-name="ce9" office:value-type="float" office:value="0.86" calcext:value-type="float">
            <text:p>0,86</text:p>
          </table:table-cell>
          <table:table-cell table:style-name="ce7" office:value-type="float" office:value="0.93" calcext:value-type="float">
            <text:p>0,93</text:p>
          </table:table-cell>
          <table:table-cell table:style-name="ce8" office:value-type="float" office:value="0.03" calcext:value-type="float">
            <text:p>0,03</text:p>
          </table:table-cell>
          <table:table-cell table:style-name="ce9" office:value-type="float" office:value="0.07" calcext:value-type="float">
            <text:p>0,07</text:p>
          </table:table-cell>
          <table:table-cell/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0" calcext:value-type="float">
            <text:p>710</text:p>
          </table:table-cell>
          <table:table-cell table:style-name="ce2"/>
          <table:table-cell table:style-name="ce7" office:value-type="float" office:value="0.99" calcext:value-type="float">
            <text:p>0,99</text:p>
          </table:table-cell>
          <table:table-cell table:style-name="ce8" office:value-type="float" office:value="0.8" calcext:value-type="float">
            <text:p>0,8</text:p>
          </table:table-cell>
          <table:table-cell table:style-name="ce9" office:value-type="float" office:value="0.89" calcext:value-type="float">
            <text:p>0,89</text:p>
          </table:table-cell>
          <table:table-cell table:style-name="ce7" office:value-type="float" office:value="0.89" calcext:value-type="float">
            <text:p>0,89</text:p>
          </table:table-cell>
          <table:table-cell table:style-name="ce8" office:value-type="float" office:value="0.05" calcext:value-type="float">
            <text:p>0,05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970"/>
        </table:table-row>
        <table:table-row table:style-name="ro1">
          <table:table-cell table:number-columns-repeated="2" table:style-name="ce2" office:value-type="float" office:value="80" calcext:value-type="float">
            <text:p>80</text:p>
          </table:table-cell>
          <table:table-cell table:style-name="ce2" office:value-type="float" office:value="880" calcext:value-type="float">
            <text:p>880</text:p>
          </table:table-cell>
          <table:table-cell table:style-name="ce2"/>
          <table:table-cell table:style-name="ce7" office:value-type="float" office:value="0.99" calcext:value-type="float">
            <text:p>0,99</text:p>
          </table:table-cell>
          <table:table-cell table:style-name="ce8" office:value-type="float" office:value="0.72" calcext:value-type="float">
            <text:p>0,72</text:p>
          </table:table-cell>
          <table:table-cell table:style-name="ce9" office:value-type="float" office:value="0.84" calcext:value-type="float">
            <text:p>0,84</text:p>
          </table:table-cell>
          <table:table-cell table:style-name="ce2" office:value-type="float" office:value="0.95" calcext:value-type="float">
            <text:p>0,95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03" calcext:value-type="float">
            <text:p>0,03</text:p>
          </table:table-cell>
          <table:table-cell/>
          <table:table-cell table:number-columns-repeated="2" table:style-name="ce2" office:value-type="float" office:value="80" calcext:value-type="float">
            <text:p>80</text:p>
          </table:table-cell>
          <table:table-cell table:style-name="ce2" table:number-columns-repeated="2"/>
          <table:table-cell table:style-name="ce7" office:value-type="float" office:value="0.99" calcext:value-type="float">
            <text:p>0,99</text:p>
          </table:table-cell>
          <table:table-cell table:style-name="ce8" office:value-type="float" office:value="0.73" calcext:value-type="float">
            <text:p>0,73</text:p>
          </table:table-cell>
          <table:table-cell table:style-name="ce9" office:value-type="float" office:value="0.84" calcext:value-type="float">
            <text:p>0,84</text:p>
          </table:table-cell>
          <table:table-cell table:style-name="ce7" office:value-type="float" office:value="0.95" calcext:value-type="float">
            <text:p>0,95</text:p>
          </table:table-cell>
          <table:table-cell table:style-name="ce8" office:value-type="float" office:value="0.02" calcext:value-type="float">
            <text:p>0,02</text:p>
          </table:table-cell>
          <table:table-cell table:style-name="ce9" office:value-type="float" office:value="0.03" calcext:value-type="float">
            <text:p>0,03</text:p>
          </table:table-cell>
          <table:table-cell/>
          <table:table-cell table:number-columns-repeated="2" table:style-name="ce2" office:value-type="float" office:value="80" calcext:value-type="float">
            <text:p>80</text:p>
          </table:table-cell>
          <table:table-cell table:style-name="ce2" table:number-columns-repeated="2"/>
          <table:table-cell table:style-name="ce7" office:value-type="float" office:value="0.99" calcext:value-type="float">
            <text:p>0,99</text:p>
          </table:table-cell>
          <table:table-cell table:style-name="ce8" office:value-type="float" office:value="0.73" calcext:value-type="float">
            <text:p>0,73</text:p>
          </table:table-cell>
          <table:table-cell table:style-name="ce9" office:value-type="float" office:value="0.85" calcext:value-type="float">
            <text:p>0,85</text:p>
          </table:table-cell>
          <table:table-cell table:style-name="ce2" office:value-type="float" office:value="0.95" calcext:value-type="float">
            <text:p>0,95</text:p>
          </table:table-cell>
          <table:table-cell table:style-name="ce2" office:value-type="float" office:value="0.02" calcext:value-type="float">
            <text:p>0,02</text:p>
          </table:table-cell>
          <table:table-cell table:style-name="ce2" office:value-type="float" office:value="0.04" calcext:value-type="float">
            <text:p>0,04</text:p>
          </table:table-cell>
          <table:table-cell/>
          <table:table-cell table:number-columns-repeated="2" table:style-name="ce2" office:value-type="float" office:value="80" calcext:value-type="float">
            <text:p>80</text:p>
          </table:table-cell>
          <table:table-cell table:style-name="ce2" table:number-columns-repeated="2"/>
          <table:table-cell table:style-name="ce7" office:value-type="float" office:value="0.99" calcext:value-type="float">
            <text:p>0,99</text:p>
          </table:table-cell>
          <table:table-cell table:style-name="ce8" office:value-type="float" office:value="0.75" calcext:value-type="float">
            <text:p>0,75</text:p>
          </table:table-cell>
          <table:table-cell table:style-name="ce9" office:value-type="float" office:value="0.86" calcext:value-type="float">
            <text:p>0,86</text:p>
          </table:table-cell>
          <table:table-cell table:style-name="ce2" office:value-type="float" office:value="0.94" calcext:value-type="float">
            <text:p>0,94</text:p>
          </table:table-cell>
          <table:table-cell table:style-name="ce2" office:value-type="float" office:value="0.03" calcext:value-type="float">
            <text:p>0,03</text:p>
          </table:table-cell>
          <table:table-cell table:style-name="ce2" office:value-type="float" office:value="0.06" calcext:value-type="float">
            <text:p>0,06</text:p>
          </table:table-cell>
          <table:table-cell/>
          <table:table-cell table:number-columns-repeated="2" table:style-name="ce2" office:value-type="float" office:value="80" calcext:value-type="float">
            <text:p>80</text:p>
          </table:table-cell>
          <table:table-cell table:style-name="ce2" table:number-columns-repeated="2"/>
          <table:table-cell table:style-name="ce7" office:value-type="float" office:value="0.99" calcext:value-type="float">
            <text:p>0,99</text:p>
          </table:table-cell>
          <table:table-cell table:style-name="ce8" office:value-type="float" office:value="0.8" calcext:value-type="float">
            <text:p>0,8</text:p>
          </table:table-cell>
          <table:table-cell table:style-name="ce9" office:value-type="float" office:value="0.89" calcext:value-type="float">
            <text:p>0,89</text:p>
          </table:table-cell>
          <table:table-cell table:style-name="ce2" office:value-type="float" office:value="0.9" calcext:value-type="float">
            <text:p>0,9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office:value-type="float" office:value="0.1" calcext:value-type="float">
            <text:p>0,1</text:p>
          </table:table-cell>
          <table:table-cell table:number-columns-repeated="970"/>
        </table:table-row>
        <table:table-row table:style-name="ro1"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table:number-columns-repeated="2"/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67" calcext:value-type="float">
            <text:p>0,67</text:p>
          </table:table-cell>
          <table:table-cell table:style-name="ce2" office:value-type="float" office:value="0.81" calcext:value-type="float">
            <text:p>0,81</text:p>
          </table:table-cell>
          <table:table-cell table:style-name="ce2" office:value-type="float" office:value="0.95" calcext:value-type="float">
            <text:p>0,95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02" calcext:value-type="float">
            <text:p>0,02</text:p>
          </table:table-cell>
          <table:table-cell/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table:number-columns-repeated="2"/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68" calcext:value-type="float">
            <text:p>0,68</text:p>
          </table:table-cell>
          <table:table-cell table:style-name="ce2" office:value-type="float" office:value="0.81" calcext:value-type="float">
            <text:p>0,81</text:p>
          </table:table-cell>
          <table:table-cell table:style-name="ce2" office:value-type="float" office:value="0.95" calcext:value-type="float">
            <text:p>0,95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02" calcext:value-type="float">
            <text:p>0,02</text:p>
          </table:table-cell>
          <table:table-cell/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table:number-columns-repeated="2"/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69" calcext:value-type="float">
            <text:p>0,69</text:p>
          </table:table-cell>
          <table:table-cell table:style-name="ce2" office:value-type="float" office:value="0.82" calcext:value-type="float">
            <text:p>0,82</text:p>
          </table:table-cell>
          <table:table-cell table:style-name="ce2" office:value-type="float" office:value="0.95" calcext:value-type="float">
            <text:p>0,95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02" calcext:value-type="float">
            <text:p>0,02</text:p>
          </table:table-cell>
          <table:table-cell/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table:number-columns-repeated="2"/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83" calcext:value-type="float">
            <text:p>0,83</text:p>
          </table:table-cell>
          <table:table-cell table:style-name="ce2" office:value-type="float" office:value="0.94" calcext:value-type="float">
            <text:p>0,94</text:p>
          </table:table-cell>
          <table:table-cell table:style-name="ce2" office:value-type="float" office:value="0.01" calcext:value-type="float">
            <text:p>0,01</text:p>
          </table:table-cell>
          <table:table-cell table:style-name="ce2" office:value-type="float" office:value="0.03" calcext:value-type="float">
            <text:p>0,03</text:p>
          </table:table-cell>
          <table:table-cell/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table:number-columns-repeated="2"/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75" calcext:value-type="float">
            <text:p>0,75</text:p>
          </table:table-cell>
          <table:table-cell table:style-name="ce2" office:value-type="float" office:value="0.86" calcext:value-type="float">
            <text:p>0,86</text:p>
          </table:table-cell>
          <table:table-cell table:style-name="ce2" office:value-type="float" office:value="0.91" calcext:value-type="float">
            <text:p>0,91</text:p>
          </table:table-cell>
          <table:table-cell table:style-name="ce2" office:value-type="float" office:value="0.03" calcext:value-type="float">
            <text:p>0,03</text:p>
          </table:table-cell>
          <table:table-cell table:style-name="ce2" office:value-type="float" office:value="0.06" calcext:value-type="float">
            <text:p>0,06</text:p>
          </table:table-cell>
          <table:table-cell table:number-columns-repeated="970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2"/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72" calcext:value-type="float">
            <text:p>0,72</text:p>
          </table:table-cell>
          <table:table-cell table:style-name="ce5" office:value-type="float" office:value="0.84" calcext:value-type="float">
            <text:p>0,84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02" calcext:value-type="float">
            <text:p>0,02</text:p>
          </table:table-cell>
          <table:table-cell table:style-name="ce5" office:value-type="float" office:value="0.05" calcext:value-type="float">
            <text:p>0,05</text:p>
          </table:table-cell>
          <table:table-cell/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2"/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73" calcext:value-type="float">
            <text:p>0,73</text:p>
          </table:table-cell>
          <table:table-cell table:style-name="ce5" office:value-type="float" office:value="0.84" calcext:value-type="float">
            <text:p>0,84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02" calcext:value-type="float">
            <text:p>0,02</text:p>
          </table:table-cell>
          <table:table-cell table:style-name="ce5" office:value-type="float" office:value="0.05" calcext:value-type="float">
            <text:p>0,05</text:p>
          </table:table-cell>
          <table:table-cell/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2"/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74" calcext:value-type="float">
            <text:p>0,74</text:p>
          </table:table-cell>
          <table:table-cell table:style-name="ce5" office:value-type="float" office:value="0.85" calcext:value-type="float">
            <text:p>0,85</text:p>
          </table:table-cell>
          <table:table-cell table:style-name="ce5" office:value-type="float" office:value="0.94" calcext:value-type="float">
            <text:p>0,94</text:p>
          </table:table-cell>
          <table:table-cell table:style-name="ce5" office:value-type="float" office:value="0.03" calcext:value-type="float">
            <text:p>0,03</text:p>
          </table:table-cell>
          <table:table-cell table:style-name="ce5" office:value-type="float" office:value="0.06" calcext:value-type="float">
            <text:p>0,06</text:p>
          </table:table-cell>
          <table:table-cell/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2"/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86" calcext:value-type="float">
            <text:p>0,86</text:p>
          </table:table-cell>
          <table:table-cell table:style-name="ce5" office:value-type="float" office:value="0.93" calcext:value-type="float">
            <text:p>0,93</text:p>
          </table:table-cell>
          <table:table-cell table:style-name="ce5" office:value-type="float" office:value="0.03" calcext:value-type="float">
            <text:p>0,03</text:p>
          </table:table-cell>
          <table:table-cell table:style-name="ce5" office:value-type="float" office:value="0.06" calcext:value-type="float">
            <text:p>0,06</text:p>
          </table:table-cell>
          <table:table-cell/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2"/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8" calcext:value-type="float">
            <text:p>0,8</text:p>
          </table:table-cell>
          <table:table-cell table:number-columns-repeated="2" table:style-name="ce5" office:value-type="float" office:value="0.89" calcext:value-type="float">
            <text:p>0,89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11" calcext:value-type="float">
            <text:p>0,11</text:p>
          </table:table-cell>
          <table:table-cell table:number-columns-repeated="97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2"/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72" calcext:value-type="float">
            <text:p>0,72</text:p>
          </table:table-cell>
          <table:table-cell table:style-name="ce5" office:value-type="float" office:value="0.84" calcext:value-type="float">
            <text:p>0,84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01" calcext:value-type="float">
            <text:p>0,01</text:p>
          </table:table-cell>
          <table:table-cell table:style-name="ce5" office:value-type="float" office:value="0.03" calcext:value-type="float">
            <text:p>0,03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2"/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73" calcext:value-type="float">
            <text:p>0,73</text:p>
          </table:table-cell>
          <table:table-cell table:style-name="ce5" office:value-type="float" office:value="0.84" calcext:value-type="float">
            <text:p>0,84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01" calcext:value-type="float">
            <text:p>0,01</text:p>
          </table:table-cell>
          <table:table-cell table:style-name="ce5" office:value-type="float" office:value="0.03" calcext:value-type="float">
            <text:p>0,03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2"/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74" calcext:value-type="float">
            <text:p>0,74</text:p>
          </table:table-cell>
          <table:table-cell table:style-name="ce5" office:value-type="float" office:value="0.85" calcext:value-type="float">
            <text:p>0,85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02" calcext:value-type="float">
            <text:p>0,02</text:p>
          </table:table-cell>
          <table:table-cell table:style-name="ce5" office:value-type="float" office:value="0.04" calcext:value-type="float">
            <text:p>0,04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2"/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0.86" calcext:value-type="float">
            <text:p>0,86</text:p>
          </table:table-cell>
          <table:table-cell table:style-name="ce5" office:value-type="float" office:value="0.94" calcext:value-type="float">
            <text:p>0,94</text:p>
          </table:table-cell>
          <table:table-cell table:style-name="ce5" office:value-type="float" office:value="0.02" calcext:value-type="float">
            <text:p>0,02</text:p>
          </table:table-cell>
          <table:table-cell table:style-name="ce5" office:value-type="float" office:value="0.05" calcext:value-type="float">
            <text:p>0,05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2"/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0.89" calcext:value-type="float">
            <text:p>0,89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0.05" calcext:value-type="float">
            <text:p>0,05</text:p>
          </table:table-cell>
          <table:table-cell table:style-name="ce5" office:value-type="float" office:value="0.1" calcext:value-type="float">
            <text:p>0,1</text:p>
          </table:table-cell>
          <table:table-cell table:number-columns-repeated="970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2"/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0.67" calcext:value-type="float">
            <text:p>0,67</text:p>
          </table:table-cell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0.95" calcext:value-type="float">
            <text:p>0,95</text:p>
          </table:table-cell>
          <table:table-cell table:style-name="ce5" office:value-type="float" office:value="0.008" calcext:value-type="float">
            <text:p>0,008</text:p>
          </table:table-cell>
          <table:table-cell table:style-name="ce5" office:value-type="float" office:value="0.01" calcext:value-type="float">
            <text:p>0,01</text:p>
          </table:table-cell>
          <table:table-cell/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8"/>
          <table:table-cell/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8"/>
          <table:table-cell/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8"/>
          <table:table-cell/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8"/>
          <table:table-cell table:number-columns-repeated="970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table:number-columns-repeated="8"/>
          <table:table-cell/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table:number-columns-repeated="8"/>
          <table:table-cell/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table:number-columns-repeated="8"/>
          <table:table-cell/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table:number-columns-repeated="8"/>
          <table:table-cell/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table:number-columns-repeated="8"/>
          <table:table-cell table:number-columns-repeated="970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8"/>
          <table:table-cell/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8"/>
          <table:table-cell/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8"/>
          <table:table-cell/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8"/>
          <table:table-cell/>
          <table:table-cell table:style-name="ce2" office:value-type="float" office:value="90" calcext:value-type="float">
            <text:p>90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number-columns-repeated="8"/>
          <table:table-cell table:number-columns-repeated="970"/>
        </table:table-row>
        <table:table-row table:style-name="ro1"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table:number-columns-repeated="8"/>
          <table:table-cell/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table:number-columns-repeated="8"/>
          <table:table-cell/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table:number-columns-repeated="8"/>
          <table:table-cell/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table:number-columns-repeated="8"/>
          <table:table-cell/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table:number-columns-repeated="8"/>
          <table:table-cell table:number-columns-repeated="970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8"/>
          <table:table-cell/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8"/>
          <table:table-cell/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8"/>
          <table:table-cell/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8"/>
          <table:table-cell/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8"/>
          <table:table-cell table:number-columns-repeated="97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8"/>
          <table:table-cell/>
          <table:table-cell table:style-name="ce5" office:value-type="float" office:value="95" calcext:value-type="float">
            <text:p>9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8"/>
          <table:table-cell/>
          <table:table-cell table:style-name="ce5" office:value-type="float" office:value="95" calcext:value-type="float">
            <text:p>9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8"/>
          <table:table-cell/>
          <table:table-cell table:style-name="ce5" office:value-type="float" office:value="95" calcext:value-type="float">
            <text:p>9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8"/>
          <table:table-cell/>
          <table:table-cell table:style-name="ce5" office:value-type="float" office:value="95" calcext:value-type="float">
            <text:p>9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8"/>
          <table:table-cell table:number-columns-repeated="970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8"/>
          <table:table-cell/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8"/>
          <table:table-cell/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8"/>
          <table:table-cell/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8"/>
          <table:table-cell/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8"/>
          <table:table-cell table:number-columns-repeated="970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3_FaIR" table:style-name="ta1">
        <table:table-column table:style-name="co1" table:number-columns-repeated="4" table:default-cell-style-name="ce15"/>
        <table:table-column table:style-name="co1" table:number-columns-repeated="6" table:default-cell-style-name="ce5"/>
        <table:table-row table:style-name="ro1">
          <table:table-cell table:style-name="ce1" table:number-columns-repeated="10"/>
        </table:table-row>
        <table:table-row table:style-name="ro1">
          <table:table-cell table:style-name="ce1" table:number-columns-repeated="4"/>
          <table:table-cell table:style-name="ce6"/>
          <table:table-cell table:style-name="ce6" office:value-type="string" calcext:value-type="string">
            <text:p>Pairwise</text:p>
          </table:table-cell>
          <table:table-cell table:style-name="ce6"/>
          <table:table-cell table:style-name="ce10"/>
          <table:table-cell table:style-name="ce10" office:value-type="string" calcext:value-type="string">
            <text:p>Cluster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id</text:p>
          </table:table-cell>
          <table:table-cell table:style-name="ce1" office:value-type="string" calcext:value-type="string">
            <text:p># cluster</text:p>
          </table:table-cell>
          <table:table-cell table:style-name="ce1" office:value-type="string" calcext:value-type="string">
            <text:p>time (min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_score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F_score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table:style-name="ce15" table:number-columns-repeated="6"/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number-columns-repeated="2"/>
          <table:table-cell table:style-name="ce15"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table:style-name="ce15" table:number-columns-repeated="6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table:style-name="ce15"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15"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table:style-name="ce15" table:number-columns-repeated="6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2"/>
          <table:table-cell table:number-columns-repeated="6"/>
        </table:table-row>
        <table:table-row table:style-name="ro1" table:number-rows-repeated="3"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4" table:number-rows-spanned="1">
            <text:p>FaIR Junction</text:p>
          </table:table-cell>
          <table:covered-table-cell table:number-columns-repeated="3" table:style-name="ce1"/>
          <table:table-cell table:style-name="ce6"/>
          <table:table-cell table:style-name="ce6" office:value-type="string" calcext:value-type="string">
            <text:p>Pairwise</text:p>
          </table:table-cell>
          <table:table-cell table:style-name="ce6"/>
          <table:table-cell table:style-name="ce10"/>
          <table:table-cell table:style-name="ce10" office:value-type="string" calcext:value-type="string">
            <text:p>Cluster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id</text:p>
          </table:table-cell>
          <table:table-cell table:style-name="ce1" office:value-type="string" calcext:value-type="string">
            <text:p># cluster</text:p>
          </table:table-cell>
          <table:table-cell table:style-name="ce1" office:value-type="string" calcext:value-type="string">
            <text:p>time (min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_score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F_score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table:style-name="ce7"/>
          <table:table-cell table:style-name="ce8"/>
          <table:table-cell table:style-name="ce9"/>
          <table:table-cell table:style-name="ce7"/>
          <table:table-cell table:style-name="ce8"/>
          <table:table-cell table:style-name="ce9"/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number-columns-repeated="2"/>
          <table:table-cell table:style-name="ce15"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table:style-name="ce15" table:number-columns-repeated="6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table:style-name="ce15"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15"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table:style-name="ce15" table:number-columns-repeated="6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2"/>
          <table:table-cell table:number-columns-repeated="6"/>
        </table:table-row>
        <table:table-row table:style-name="ro1" table:number-rows-repeated="2">
          <table:table-cell table:style-name="Default" table:number-columns-repeated="10"/>
        </table:table-row>
        <table:table-row table:style-name="ro1">
          <table:table-cell table:style-name="ce1" office:value-type="string" calcext:value-type="string" table:number-columns-spanned="4" table:number-rows-spanned="1">
            <text:p>FaIR Junction vidjil</text:p>
          </table:table-cell>
          <table:covered-table-cell table:number-columns-repeated="3" table:style-name="ce1"/>
          <table:table-cell table:style-name="ce6"/>
          <table:table-cell table:style-name="ce6" office:value-type="string" calcext:value-type="string">
            <text:p>Pairwise</text:p>
          </table:table-cell>
          <table:table-cell table:style-name="ce6"/>
          <table:table-cell table:style-name="ce10"/>
          <table:table-cell table:style-name="ce10" office:value-type="string" calcext:value-type="string">
            <text:p>Cluster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id</text:p>
          </table:table-cell>
          <table:table-cell table:style-name="ce1" office:value-type="string" calcext:value-type="string">
            <text:p># cluster</text:p>
          </table:table-cell>
          <table:table-cell table:style-name="ce1" office:value-type="string" calcext:value-type="string">
            <text:p>time (min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_score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F_score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table:style-name="ce7"/>
          <table:table-cell table:style-name="ce8"/>
          <table:table-cell table:style-name="ce9"/>
          <table:table-cell table:style-name="ce7"/>
          <table:table-cell table:style-name="ce8"/>
          <table:table-cell table:style-name="ce9"/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table:number-columns-repeated="2"/>
          <table:table-cell table:style-name="ce15"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table:style-name="ce15" table:number-columns-repeated="6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2"/>
          <table:table-cell table:style-name="ce15"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15"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2"/>
          <table:table-cell table:style-name="ce15" table:number-columns-repeated="6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1" table:number-columns-repeated="10"/>
        </table:table-row>
      </table:table>
      <table:table table:name="I4_FaIR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 table:number-columns-spanned="4" table:number-rows-spanned="1">
            <text:p>For CDR3_70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FaIR Whole seq</text:p>
          </table:table-cell>
          <table:covered-table-cell table:number-columns-repeated="3"/>
          <table:table-cell table:style-name="ce6"/>
          <table:table-cell table:style-name="ce6" office:value-type="string" calcext:value-type="string">
            <text:p>Pairwise</text:p>
          </table:table-cell>
          <table:table-cell table:style-name="ce6"/>
          <table:table-cell table:style-name="ce10"/>
          <table:table-cell table:style-name="ce10" office:value-type="string" calcext:value-type="string">
            <text:p>Cluster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# cluster</text:p>
          </table:table-cell>
          <table:table-cell office:value-type="string" calcext:value-type="string">
            <text:p>time (min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_score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table:style-name="ce15"/>
          <table:table-cell table:style-name="ce15" office:value-type="float" office:value="70" calcext:value-type="float">
            <text:p>70</text:p>
          </table:table-cell>
          <table:table-cell table:style-name="ce15" table:number-columns-repeated="8"/>
          <table:table-cell table:number-columns-repeated="1014"/>
        </table:table-row>
        <table:table-row table:style-name="ro1">
          <table:table-cell table:number-columns-repeated="2" table:style-name="ce15" office:value-type="float" office:value="80" calcext:value-type="float">
            <text:p>80</text:p>
          </table:table-cell>
          <table:table-cell table:style-name="ce15" table:number-columns-repeated="5"/>
          <table:table-cell table:style-name="ce11"/>
          <table:table-cell table:style-name="ce12"/>
          <table:table-cell table:style-name="ce13"/>
          <table:table-cell table:number-columns-repeated="1014"/>
        </table:table-row>
        <table:table-row table:style-name="ro1">
          <table:table-cell table:style-name="ce15"/>
          <table:table-cell table:style-name="ce15" office:value-type="float" office:value="90" calcext:value-type="float">
            <text:p>90</text:p>
          </table:table-cell>
          <table:table-cell table:style-name="ce15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15"/>
          <table:table-cell table:style-name="ce15" office:value-type="float" office:value="70" calcext:value-type="float">
            <text:p>70</text:p>
          </table:table-cell>
          <table:table-cell table:style-name="ce15" table:number-columns-repeated="8"/>
          <table:table-cell table:number-columns-repeated="1014"/>
        </table:table-row>
        <table:table-row table:style-name="ro1"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80" calcext:value-type="float">
            <text:p>80</text:p>
          </table:table-cell>
          <table:table-cell table:style-name="ce15" table:number-columns-repeated="8"/>
          <table:table-cell table:number-columns-repeated="1014"/>
        </table:table-row>
        <table:table-row table:style-name="ro1">
          <table:table-cell table:style-name="ce15"/>
          <table:table-cell table:style-name="ce15" office:value-type="float" office:value="90" calcext:value-type="float">
            <text:p>90</text:p>
          </table:table-cell>
          <table:table-cell table:style-name="ce15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8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 table:number-columns-spanned="4" table:number-rows-spanned="1">
            <text:p>FaIR Junction</text:p>
          </table:table-cell>
          <table:covered-table-cell table:number-columns-repeated="3"/>
          <table:table-cell table:style-name="ce6"/>
          <table:table-cell table:style-name="ce6" office:value-type="string" calcext:value-type="string">
            <text:p>Pairwise</text:p>
          </table:table-cell>
          <table:table-cell table:style-name="ce6"/>
          <table:table-cell table:style-name="ce10"/>
          <table:table-cell table:style-name="ce10" office:value-type="string" calcext:value-type="string">
            <text:p>Cluster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# cluster</text:p>
          </table:table-cell>
          <table:table-cell office:value-type="string" calcext:value-type="string">
            <text:p>time (min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_score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table:style-name="ce15"/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7"/>
          <table:table-cell table:style-name="ce8"/>
          <table:table-cell table:style-name="ce9"/>
          <table:table-cell table:style-name="ce7"/>
          <table:table-cell table:style-name="ce8"/>
          <table:table-cell table:style-name="ce9"/>
          <table:table-cell table:number-columns-repeated="1014"/>
        </table:table-row>
        <table:table-row table:style-name="ro1">
          <table:table-cell table:number-columns-repeated="2" table:style-name="ce15" office:value-type="float" office:value="80" calcext:value-type="float">
            <text:p>80</text:p>
          </table:table-cell>
          <table:table-cell table:style-name="ce15" table:number-columns-repeated="8"/>
          <table:table-cell table:number-columns-repeated="1014"/>
        </table:table-row>
        <table:table-row table:style-name="ro1">
          <table:table-cell table:style-name="ce15"/>
          <table:table-cell table:style-name="ce15" office:value-type="float" office:value="90" calcext:value-type="float">
            <text:p>90</text:p>
          </table:table-cell>
          <table:table-cell table:style-name="ce15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15"/>
          <table:table-cell table:style-name="ce15" office:value-type="float" office:value="70" calcext:value-type="float">
            <text:p>70</text:p>
          </table:table-cell>
          <table:table-cell table:style-name="ce15" table:number-columns-repeated="8"/>
          <table:table-cell table:number-columns-repeated="1014"/>
        </table:table-row>
        <table:table-row table:style-name="ro1"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80" calcext:value-type="float">
            <text:p>80</text:p>
          </table:table-cell>
          <table:table-cell table:style-name="ce15" table:number-columns-repeated="8"/>
          <table:table-cell table:number-columns-repeated="1014"/>
        </table:table-row>
        <table:table-row table:style-name="ro1">
          <table:table-cell table:style-name="ce15"/>
          <table:table-cell table:style-name="ce15" office:value-type="float" office:value="90" calcext:value-type="float">
            <text:p>90</text:p>
          </table:table-cell>
          <table:table-cell table:style-name="ce15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8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 table:number-columns-spanned="4" table:number-rows-spanned="1">
            <text:p>FaIR Junction vidjil</text:p>
          </table:table-cell>
          <table:covered-table-cell table:number-columns-repeated="3"/>
          <table:table-cell table:style-name="ce6"/>
          <table:table-cell table:style-name="ce6" office:value-type="string" calcext:value-type="string">
            <text:p>Pairwise</text:p>
          </table:table-cell>
          <table:table-cell table:style-name="ce6"/>
          <table:table-cell table:style-name="ce10"/>
          <table:table-cell table:style-name="ce10" office:value-type="string" calcext:value-type="string">
            <text:p>Cluster</text:p>
          </table:table-cell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# cluster</text:p>
          </table:table-cell>
          <table:table-cell office:value-type="string" calcext:value-type="string">
            <text:p>time (min)</text:p>
          </table:table-cell>
          <table:table-cell table:style-name="ce6" office:value-type="string" calcext:value-type="string">
            <text:p>precision</text:p>
          </table:table-cell>
          <table:table-cell table:style-name="ce6" office:value-type="string" calcext:value-type="string">
            <text:p>recall</text:p>
          </table:table-cell>
          <table:table-cell table:style-name="ce6" office:value-type="string" calcext:value-type="string">
            <text:p>F_score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table:style-name="ce15"/>
          <table:table-cell table:style-name="ce15" office:value-type="float" office:value="70" calcext:value-type="float">
            <text:p>70</text:p>
          </table:table-cell>
          <table:table-cell table:style-name="ce15" table:number-columns-repeated="2"/>
          <table:table-cell table:style-name="ce7"/>
          <table:table-cell table:style-name="ce8"/>
          <table:table-cell table:style-name="ce9"/>
          <table:table-cell table:style-name="ce7"/>
          <table:table-cell table:style-name="ce8"/>
          <table:table-cell table:style-name="ce9"/>
          <table:table-cell table:number-columns-repeated="1014"/>
        </table:table-row>
        <table:table-row table:style-name="ro1">
          <table:table-cell table:number-columns-repeated="2" table:style-name="ce15" office:value-type="float" office:value="80" calcext:value-type="float">
            <text:p>80</text:p>
          </table:table-cell>
          <table:table-cell table:style-name="ce15" table:number-columns-repeated="8"/>
          <table:table-cell table:number-columns-repeated="1014"/>
        </table:table-row>
        <table:table-row table:style-name="ro1">
          <table:table-cell table:style-name="ce15"/>
          <table:table-cell table:style-name="ce15" office:value-type="float" office:value="90" calcext:value-type="float">
            <text:p>90</text:p>
          </table:table-cell>
          <table:table-cell table:style-name="ce15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15"/>
          <table:table-cell table:style-name="ce15" office:value-type="float" office:value="70" calcext:value-type="float">
            <text:p>70</text:p>
          </table:table-cell>
          <table:table-cell table:style-name="ce15" table:number-columns-repeated="8"/>
          <table:table-cell table:number-columns-repeated="1014"/>
        </table:table-row>
        <table:table-row table:style-name="ro1"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80" calcext:value-type="float">
            <text:p>80</text:p>
          </table:table-cell>
          <table:table-cell table:style-name="ce15" table:number-columns-repeated="8"/>
          <table:table-cell table:number-columns-repeated="1014"/>
        </table:table-row>
        <table:table-row table:style-name="ro1">
          <table:table-cell table:style-name="ce15"/>
          <table:table-cell table:style-name="ce15" office:value-type="float" office:value="90" calcext:value-type="float">
            <text:p>90</text:p>
          </table:table-cell>
          <table:table-cell table:style-name="ce15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70" calcext:value-type="float">
            <text:p>7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office:value-type="float" office:value="80" calcext:value-type="float">
            <text:p>80</text:p>
          </table:table-cell>
          <table:table-cell table:style-name="ce5" table:number-columns-repeated="8"/>
          <table:table-cell table:number-columns-repeated="1014"/>
        </table:table-row>
        <table:table-row table:style-name="ro1">
          <table:table-cell table:style-name="ce5"/>
          <table:table-cell table:style-name="ce5" office:value-type="float" office:value="90" calcext:value-type="float">
            <text:p>90</text:p>
          </table:table-cell>
          <table:table-cell table:style-name="ce5" table:number-columns-repeated="8"/>
          <table:table-cell table:number-columns-repeated="1014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is_fscore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CDR3_90</text:p>
          </table:table-cell>
          <table:table-cell/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76672100" calcext:value-type="float">
            <text:p>76672100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1371342" calcext:value-type="float">
            <text:p>1371342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66845" calcext:value-type="float">
            <text:p>66845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0.98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0.99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office:value-type="string" calcext:value-type="string">
            <text:p>0.9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DR3_80</text:p>
          </table:table-cell>
          <table:table-cell/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85016706" calcext:value-type="float">
            <text:p>85016706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1290225" calcext:value-type="float">
            <text:p>1290225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53847" calcext:value-type="float">
            <text:p>53847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0.98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0.99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office:value-type="string" calcext:value-type="string">
            <text:p>0.9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DR3_70</text:p>
          </table:table-cell>
          <table:table-cell/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87520658" calcext:value-type="float">
            <text:p>87520658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1593556" calcext:value-type="float">
            <text:p>1593556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210642" calcext:value-type="float">
            <text:p>210642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0.98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0.99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office:value-type="string" calcext:value-type="string">
            <text:p>0.99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DR3_60</text:p>
          </table:table-cell>
          <table:table-cell/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88437636" calcext:value-type="float">
            <text:p>88437636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1870994" calcext:value-type="float">
            <text:p>1870994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290302" calcext:value-type="float">
            <text:p>290302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0.97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0.99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office:value-type="string" calcext:value-type="string">
            <text:p>0.9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DR3_50</text:p>
          </table:table-cell>
          <table:table-cell/>
        </table:table-row>
        <table:table-row table:style-name="ro1">
          <table:table-cell office:value-type="string" calcext:value-type="string">
            <text:p>TP</text:p>
          </table:table-cell>
          <table:table-cell office:value-type="float" office:value="88798364" calcext:value-type="float">
            <text:p>88798364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2240464" calcext:value-type="float">
            <text:p>2240464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float" office:value="320695" calcext:value-type="float">
            <text:p>320695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0.97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0.99</text:p>
          </table:table-cell>
        </table:table-row>
        <table:table-row table:style-name="ro1">
          <table:table-cell office:value-type="string" calcext:value-type="string">
            <text:p>F1-score</text:p>
          </table:table-cell>
          <table:table-cell office:value-type="string" calcext:value-type="string">
            <text:p>0.99</text:p>
          </table:table-cell>
        </table:table-row>
        <table:table-row table:style-name="ro1" table:number-rows-repeated="104853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extraction_CDR3" table:style-name="ta1">
        <table:table-column table:style-name="co1" table:number-columns-repeated="5" table:default-cell-style-name="ce1"/>
        <table:table-column table:style-name="co3" table:default-cell-style-name="ce1"/>
        <table:table-column table:style-name="co1" table:number-columns-repeated="1018" table:default-cell-style-name="ce1"/>
        <table:table-row table:style-name="ro1">
          <table:table-cell office:value-type="string" calcext:value-type="string" table:number-columns-spanned="6" table:number-rows-spanned="1">
            <text:p>Extracted based on length 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# read</text:p>
          </table:table-cell>
          <table:table-cell office:value-type="string" calcext:value-type="string">
            <text:p># seq </text:p>
          </table:table-cell>
          <table:table-cell office:value-type="string" calcext:value-type="string">
            <text:p># uniq seq</text:p>
          </table:table-cell>
          <table:table-cell office:value-type="string" calcext:value-type="string">
            <text:p># outlier</text:p>
          </table:table-cell>
          <table:table-cell office:value-type="string" calcext:value-type="string">
            <text:p><text:s/># seq analysed by FaI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2</text:p>
          </table:table-cell>
          <table:table-cell office:value-type="float" office:value="33858" calcext:value-type="float">
            <text:p>33858</text:p>
          </table:table-cell>
          <table:table-cell office:value-type="float" office:value="33599" calcext:value-type="float">
            <text:p>33599</text:p>
          </table:table-cell>
          <table:table-cell office:value-type="float" office:value="22181" calcext:value-type="float">
            <text:p>22181</text:p>
          </table:table-cell>
          <table:table-cell office:value-type="float" office:value="14" calcext:value-type="float">
            <text:p>14</text:p>
          </table:table-cell>
          <table:table-cell table:formula="of:=[.C4] -[.E4]" office:value-type="float" office:value="33585" calcext:value-type="float">
            <text:p>335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3</text:p>
          </table:table-cell>
          <table:table-cell office:value-type="float" office:value="165280" calcext:value-type="float">
            <text:p>165280</text:p>
          </table:table-cell>
          <table:table-cell office:value-type="float" office:value="140026" calcext:value-type="float">
            <text:p>140026</text:p>
          </table:table-cell>
          <table:table-cell office:value-type="float" office:value="84070" calcext:value-type="float">
            <text:p>84070</text:p>
          </table:table-cell>
          <table:table-cell office:value-type="float" office:value="2246" calcext:value-type="float">
            <text:p>2246</text:p>
          </table:table-cell>
          <table:table-cell table:formula="of:=[.C5] -[.E5]" office:value-type="float" office:value="137780" calcext:value-type="float">
            <text:p>1377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4</text:p>
          </table:table-cell>
          <table:table-cell office:value-type="float" office:value="70532" calcext:value-type="float">
            <text:p>70532</text:p>
          </table:table-cell>
          <table:table-cell office:value-type="float" office:value="70050" calcext:value-type="float">
            <text:p>70050</text:p>
          </table:table-cell>
          <table:table-cell office:value-type="float" office:value="61379" calcext:value-type="float">
            <text:p>61379</text:p>
          </table:table-cell>
          <table:table-cell office:value-type="float" office:value="2437" calcext:value-type="float">
            <text:p>2437</text:p>
          </table:table-cell>
          <table:table-cell table:formula="of:=[.C6] -[.E6]" office:value-type="float" office:value="67613" calcext:value-type="float">
            <text:p>676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5</text:p>
          </table:table-cell>
          <table:table-cell office:value-type="float" office:value="165461" calcext:value-type="float">
            <text:p>165461</text:p>
          </table:table-cell>
          <table:table-cell office:value-type="float" office:value="162742" calcext:value-type="float">
            <text:p>162742</text:p>
          </table:table-cell>
          <table:table-cell office:value-type="float" office:value="104923" calcext:value-type="float">
            <text:p>104923</text:p>
          </table:table-cell>
          <table:table-cell office:value-type="float" office:value="758" calcext:value-type="float">
            <text:p>758</text:p>
          </table:table-cell>
          <table:table-cell table:formula="of:=[.C7] -[.E7]" office:value-type="float" office:value="161984" calcext:value-type="float">
            <text:p>1619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6</text:p>
          </table:table-cell>
          <table:table-cell office:value-type="float" office:value="75906" calcext:value-type="float">
            <text:p>75906</text:p>
          </table:table-cell>
          <table:table-cell office:value-type="float" office:value="73888" calcext:value-type="float">
            <text:p>73888</text:p>
          </table:table-cell>
          <table:table-cell office:value-type="float" office:value="53093" calcext:value-type="float">
            <text:p>53093</text:p>
          </table:table-cell>
          <table:table-cell office:value-type="float" office:value="515" calcext:value-type="float">
            <text:p>515</text:p>
          </table:table-cell>
          <table:table-cell table:formula="of:=[.C8] -[.E8]" office:value-type="float" office:value="73373" calcext:value-type="float">
            <text:p>733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7</text:p>
          </table:table-cell>
          <table:table-cell office:value-type="float" office:value="58666" calcext:value-type="float">
            <text:p>58666</text:p>
          </table:table-cell>
          <table:table-cell office:value-type="float" office:value="57076" calcext:value-type="float">
            <text:p>57076</text:p>
          </table:table-cell>
          <table:table-cell office:value-type="float" office:value="40673" calcext:value-type="float">
            <text:p>40673</text:p>
          </table:table-cell>
          <table:table-cell office:value-type="float" office:value="2697" calcext:value-type="float">
            <text:p>2697</text:p>
          </table:table-cell>
          <table:table-cell table:formula="of:=[.C9] -[.E9]" office:value-type="float" office:value="54379" calcext:value-type="float">
            <text:p>543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8</text:p>
          </table:table-cell>
          <table:table-cell office:value-type="float" office:value="291381" calcext:value-type="float">
            <text:p>291381</text:p>
          </table:table-cell>
          <table:table-cell office:value-type="float" office:value="294203" calcext:value-type="float">
            <text:p>294203</text:p>
          </table:table-cell>
          <table:table-cell office:value-type="float" office:value="219006" calcext:value-type="float">
            <text:p>219006</text:p>
          </table:table-cell>
          <table:table-cell office:value-type="float" office:value="3735" calcext:value-type="float">
            <text:p>3735</text:p>
          </table:table-cell>
          <table:table-cell table:formula="of:=[.C10] -[.E10]" office:value-type="float" office:value="290468" calcext:value-type="float">
            <text:p>290468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9" table:style-name="ta1">
        <table:table-column table:style-name="co1" table:number-columns-repeated="1023" table:default-cell-style-name="ce1"/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Pairwise F-score</text:p>
          </table:table-cell>
          <table:covered-table-cell table:number-columns-repeated="2"/>
          <table:table-cell office:value-type="string" calcext:value-type="string" table:number-columns-spanned="3" table:number-rows-spanned="1">
            <text:p>Cluster F-score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# cluster</text:p>
          </table:table-cell>
          <table:table-cell office:value-type="string" calcext:value-type="string">
            <text:p>time(min)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_score</text:p>
          </table:table-cell>
          <table:table-cell table:number-columns-repeated="1014"/>
        </table:table-row>
        <table:table-row table:style-name="ro1">
          <table:table-cell table:style-name="ce28" office:value-type="string" calcext:value-type="string" table:number-columns-spanned="9" table:number-rows-spanned="1">
            <text:p>I1 oligoclonal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238" calcext:value-type="float">
            <text:p>238</text:p>
          </table:table-cell>
          <table:table-cell office:value-type="float" office:value="16.8" calcext:value-type="float">
            <text:p>16,8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0.94" calcext:value-type="float">
            <text:p>0,94</text:p>
          </table:table-cell>
          <table:table-cell office:value-type="float" office:value="0.32" calcext:value-type="float">
            <text:p>0,32</text:p>
          </table:table-cell>
          <table:table-cell office:value-type="float" office:value="0.48" calcext:value-type="float">
            <text:p>0,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1093+4,4</text:p>
          </table:table-cell>
          <table:table-cell office:value-type="float" office:value="0.99" calcext:value-type="float">
            <text:p>0,99</text:p>
          </table:table-cell>
          <table:table-cell office:value-type="float" office:value="0.4" calcext:value-type="float">
            <text:p>0,4</text:p>
          </table:table-cell>
          <table:table-cell office:value-type="float" office:value="0.58" calcext:value-type="float">
            <text:p>0,58</text:p>
          </table:table-cell>
          <table:table-cell office:value-type="float" office:value="0.99" calcext:value-type="float">
            <text:p>0,9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2" calcext:value-type="float">
            <text:p>0,0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table:style-name="ce4" office:value-type="float" office:value="268" calcext:value-type="float">
            <text:p>268</text:p>
          </table:table-cell>
          <table:table-cell office:value-type="float" office:value="0.17" calcext:value-type="float">
            <text:p>0,17</text:p>
          </table:table-cell>
          <table:table-cell table:style-name="ce3" office:value-type="float" office:value="0.99" calcext:value-type="float">
            <text:p>0,99</text:p>
          </table:table-cell>
          <table:table-cell table:style-name="ce3" office:value-type="float" office:value="0.81" calcext:value-type="float">
            <text:p>0,81</text:p>
          </table:table-cell>
          <table:table-cell table:number-columns-repeated="2" table:style-name="ce3" office:value-type="float" office:value="0.9" calcext:value-type="float">
            <text:p>0,9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33" calcext:value-type="float">
            <text:p>0,33</text:p>
          </table:table-cell>
          <table:table-cell table:number-columns-repeated="1014"/>
        </table:table-row>
        <table:table-row table:style-name="ro1">
          <table:table-cell table:style-name="ce28" office:value-type="string" calcext:value-type="string" table:number-columns-spanned="9" table:number-rows-spanned="1">
            <text:p>I2 oligoclonal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67" calcext:value-type="float">
            <text:p>67</text:p>
          </table:table-cell>
          <table:table-cell office:value-type="float" office:value="10.7" calcext:value-type="float">
            <text:p>10,7</text:p>
          </table:table-cell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0.89" calcext:value-type="float">
            <text:p>0,89</text:p>
          </table:table-cell>
          <table:table-cell office:value-type="float" office:value="0.46" calcext:value-type="float">
            <text:p>0,46</text:p>
          </table:table-cell>
          <table:table-cell office:value-type="float" office:value="0.61" calcext:value-type="float">
            <text:p>0,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1086.7+5.8</text:p>
          </table:table-cell>
          <table:table-cell office:value-type="float" office:value="0.99" calcext:value-type="float">
            <text:p>0,99</text:p>
          </table:table-cell>
          <table:table-cell office:value-type="float" office:value="0.23" calcext:value-type="float">
            <text:p>0,23</text:p>
          </table:table-cell>
          <table:table-cell office:value-type="float" office:value="0.39" calcext:value-type="float">
            <text:p>0,39</text:p>
          </table:table-cell>
          <table:table-cell office:value-type="float" office:value="0.99" calcext:value-type="float">
            <text:p>0,9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3" calcext:value-type="float">
            <text:p>0,0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73" calcext:value-type="float">
            <text:p>73</text:p>
          </table:table-cell>
          <table:table-cell office:value-type="float" office:value="0.15" calcext:value-type="float">
            <text:p>0,15</text:p>
          </table:table-cell>
          <table:table-cell office:value-type="float" office:value="0.99" calcext:value-type="float">
            <text:p>0,99</text:p>
          </table:table-cell>
          <table:table-cell office:value-type="float" office:value="0.61" calcext:value-type="float">
            <text:p>0,61</text:p>
          </table:table-cell>
          <table:table-cell office:value-type="float" office:value="0.76" calcext:value-type="float">
            <text:p>0,76</text:p>
          </table:table-cell>
          <table:table-cell office:value-type="float" office:value="0.89" calcext:value-type="float">
            <text:p>0,89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table:number-columns-repeated="1014"/>
        </table:table-row>
        <table:table-row table:style-name="ro1">
          <table:table-cell table:style-name="ce28" office:value-type="string" calcext:value-type="string" table:number-columns-spanned="9" table:number-rows-spanned="1">
            <text:p>I3 monoclonal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940" calcext:value-type="float">
            <text:p>940</text:p>
          </table:table-cell>
          <table:table-cell office:value-type="float" office:value="59.4" calcext:value-type="float">
            <text:p>59,4</text:p>
          </table:table-cell>
          <table:table-cell office:value-type="float" office:value="0.99" calcext:value-type="float">
            <text:p>0,99</text:p>
          </table:table-cell>
          <table:table-cell office:value-type="float" office:value="0.61" calcext:value-type="float">
            <text:p>0,61</text:p>
          </table:table-cell>
          <table:table-cell office:value-type="float" office:value="0.76" calcext:value-type="float">
            <text:p>0,76</text:p>
          </table:table-cell>
          <table:table-cell office:value-type="float" office:value="0.9" calcext:value-type="float">
            <text:p>0,9</text:p>
          </table:table-cell>
          <table:table-cell office:value-type="float" office:value="0.22" calcext:value-type="float">
            <text:p>0,22</text:p>
          </table:table-cell>
          <table:table-cell office:value-type="float" office:value="0.35" calcext:value-type="float">
            <text:p>0,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1008,8+4</text:p>
          </table:table-cell>
          <table:table-cell office:value-type="float" office:value="0.99" calcext:value-type="float">
            <text:p>0,99</text:p>
          </table:table-cell>
          <table:table-cell office:value-type="float" office:value="0.56" calcext:value-type="float">
            <text:p>0,56</text:p>
          </table:table-cell>
          <table:table-cell office:value-type="float" office:value="0.72" calcext:value-type="float">
            <text:p>0,72</text:p>
          </table:table-cell>
          <table:table-cell office:value-type="float" office:value="0.99" calcext:value-type="float">
            <text:p>0,99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974" calcext:value-type="float">
            <text:p>974</text:p>
          </table:table-cell>
          <table:table-cell office:value-type="float" office:value="1.08" calcext:value-type="float">
            <text:p>1,08</text:p>
          </table:table-cell>
          <table:table-cell office:value-type="float" office:value="0.98" calcext:value-type="float">
            <text:p>0,98</text:p>
          </table:table-cell>
          <table:table-cell office:value-type="float" office:value="0.35" calcext:value-type="float">
            <text:p>0,35</text:p>
          </table:table-cell>
          <table:table-cell office:value-type="float" office:value="0.53" calcext:value-type="float">
            <text:p>0,53</text:p>
          </table:table-cell>
          <table:table-cell office:value-type="float" office:value="0.82" calcext:value-type="float">
            <text:p>0,82</text:p>
          </table:table-cell>
          <table:table-cell office:value-type="float" office:value="0.06" calcext:value-type="float">
            <text:p>0,06</text:p>
          </table:table-cell>
          <table:table-cell office:value-type="float" office:value="0.12" calcext:value-type="float">
            <text:p>0,12</text:p>
          </table:table-cell>
          <table:table-cell table:number-columns-repeated="1014"/>
        </table:table-row>
        <table:table-row table:style-name="ro1">
          <table:table-cell table:style-name="ce28" office:value-type="string" calcext:value-type="string" table:number-columns-spanned="9" table:number-rows-spanned="1">
            <text:p>I4 polyclonal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table:style-name="ce4" office:value-type="float" office:value="9996" calcext:value-type="float">
            <text:p>9996</text:p>
          </table:table-cell>
          <table:table-cell office:value-type="float" office:value="135" calcext:value-type="float">
            <text:p>135</text:p>
          </table:table-cell>
          <table:table-cell office:value-type="float" office:value="0.92" calcext:value-type="float">
            <text:p>0,92</text:p>
          </table:table-cell>
          <table:table-cell office:value-type="float" office:value="0.24" calcext:value-type="float">
            <text:p>0,24</text:p>
          </table:table-cell>
          <table:table-cell office:value-type="float" office:value="0.38" calcext:value-type="float">
            <text:p>0,38</text:p>
          </table:table-cell>
          <table:table-cell office:value-type="float" office:value="0.94" calcext:value-type="float">
            <text:p>0,94</text:p>
          </table:table-cell>
          <table:table-cell office:value-type="float" office:value="0.13" calcext:value-type="float">
            <text:p>0,13</text:p>
          </table:table-cell>
          <table:table-cell office:value-type="float" office:value="0.24" calcext:value-type="float">
            <text:p>0,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11071" calcext:value-type="float">
            <text:p>11071</text:p>
          </table:table-cell>
          <table:table-cell office:value-type="string" calcext:value-type="string">
            <text:p>1081,1+5,2</text:p>
          </table:table-cell>
          <table:table-cell office:value-type="float" office:value="0.94" calcext:value-type="float">
            <text:p>0,94</text:p>
          </table:table-cell>
          <table:table-cell office:value-type="float" office:value="0.11" calcext:value-type="float">
            <text:p>0,11</text:p>
          </table:table-cell>
          <table:table-cell office:value-type="float" office:value="0.21" calcext:value-type="float">
            <text:p>0,21</text:p>
          </table:table-cell>
          <table:table-cell office:value-type="float" office:value="0.98" calcext:value-type="float">
            <text:p>0,98</text:p>
          </table:table-cell>
          <table:table-cell office:value-type="float" office:value="0.06" calcext:value-type="float">
            <text:p>0,06</text:p>
          </table:table-cell>
          <table:table-cell office:value-type="float" office:value="0.12" calcext:value-type="float">
            <text:p>0,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2479" calcext:value-type="float">
            <text:p>2479</text:p>
          </table:table-cell>
          <table:table-cell office:value-type="float" office:value="3.64" calcext:value-type="float">
            <text:p>3,64</text:p>
          </table:table-cell>
          <table:table-cell office:value-type="float" office:value="0.8" calcext:value-type="float">
            <text:p>0,8</text:p>
          </table:table-cell>
          <table:table-cell office:value-type="float" office:value="0.14" calcext:value-type="float">
            <text:p>0,14</text:p>
          </table:table-cell>
          <table:table-cell office:value-type="float" office:value="0.25" calcext:value-type="float">
            <text:p>0,25</text:p>
          </table:table-cell>
          <table:table-cell office:value-type="float" office:value="0.41" calcext:value-type="float">
            <text:p>0,41</text:p>
          </table:table-cell>
          <table:table-cell office:value-type="float" office:value="0.12" calcext:value-type="float">
            <text:p>0,12</text:p>
          </table:table-cell>
          <table:table-cell office:value-type="float" office:value="0.19" calcext:value-type="float">
            <text:p>0,19</text:p>
          </table:table-cell>
          <table:table-cell table:number-columns-repeated="1014"/>
        </table:table-row>
        <table:table-row table:style-name="ro1">
          <table:table-cell table:style-name="ce28" office:value-type="string" calcext:value-type="string" table:number-columns-spanned="9" table:number-rows-spanned="1">
            <text:p>I5 polyclonal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1580" calcext:value-type="float">
            <text:p>1580</text:p>
          </table:table-cell>
          <table:table-cell office:value-type="float" office:value="71.3" calcext:value-type="float">
            <text:p>71,3</text:p>
          </table:table-cell>
          <table:table-cell office:value-type="float" office:value="0.96" calcext:value-type="float">
            <text:p>0,96</text:p>
          </table:table-cell>
          <table:table-cell office:value-type="float" office:value="0.45" calcext:value-type="float">
            <text:p>0,45</text:p>
          </table:table-cell>
          <table:table-cell office:value-type="float" office:value="0.62" calcext:value-type="float">
            <text:p>0,62</text:p>
          </table:table-cell>
          <table:table-cell office:value-type="float" office:value="0.92" calcext:value-type="float">
            <text:p>0,92</text:p>
          </table:table-cell>
          <table:table-cell office:value-type="float" office:value="0.19" calcext:value-type="float">
            <text:p>0,19</text:p>
          </table:table-cell>
          <table:table-cell office:value-type="float" office:value="0.31" calcext:value-type="float">
            <text:p>0,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3704" calcext:value-type="float">
            <text:p>3704</text:p>
          </table:table-cell>
          <table:table-cell office:value-type="string" calcext:value-type="string">
            <text:p>1423+4,9</text:p>
          </table:table-cell>
          <table:table-cell office:value-type="float" office:value="0.98" calcext:value-type="float">
            <text:p>0,98</text:p>
          </table:table-cell>
          <table:table-cell office:value-type="float" office:value="0.18" calcext:value-type="float">
            <text:p>0,18</text:p>
          </table:table-cell>
          <table:table-cell office:value-type="float" office:value="0.32" calcext:value-type="float">
            <text:p>0,32</text:p>
          </table:table-cell>
          <table:table-cell office:value-type="float" office:value="0.99" calcext:value-type="float">
            <text:p>0,99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1235" calcext:value-type="float">
            <text:p>1235</text:p>
          </table:table-cell>
          <table:table-cell office:value-type="float" office:value="1.84" calcext:value-type="float">
            <text:p>1,84</text:p>
          </table:table-cell>
          <table:table-cell office:value-type="float" office:value="0.92" calcext:value-type="float">
            <text:p>0,92</text:p>
          </table:table-cell>
          <table:table-cell office:value-type="float" office:value="0.17" calcext:value-type="float">
            <text:p>0,17</text:p>
          </table:table-cell>
          <table:table-cell office:value-type="float" office:value="0.29" calcext:value-type="float">
            <text:p>0,29</text:p>
          </table:table-cell>
          <table:table-cell office:value-type="float" office:value="0.76" calcext:value-type="float">
            <text:p>0,76</text:p>
          </table:table-cell>
          <table:table-cell office:value-type="float" office:value="0.09" calcext:value-type="float">
            <text:p>0,09</text:p>
          </table:table-cell>
          <table:table-cell office:value-type="float" office:value="0.16" calcext:value-type="float">
            <text:p>0,16</text:p>
          </table:table-cell>
          <table:table-cell table:number-columns-repeated="1014"/>
        </table:table-row>
        <table:table-row table:style-name="ro1">
          <table:table-cell table:style-name="ce28" office:value-type="string" calcext:value-type="string" table:number-columns-spanned="9" table:number-rows-spanned="1">
            <text:p>I6 monoclonal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1480" calcext:value-type="float">
            <text:p>1480</text:p>
          </table:table-cell>
          <table:table-cell office:value-type="float" office:value="32.9" calcext:value-type="float">
            <text:p>32,9</text:p>
          </table:table-cell>
          <table:table-cell office:value-type="float" office:value="0.97" calcext:value-type="float">
            <text:p>0,97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94" calcext:value-type="float">
            <text:p>0,94</text:p>
          </table:table-cell>
          <table:table-cell office:value-type="float" office:value="0.42" calcext:value-type="float">
            <text:p>0,42</text:p>
          </table:table-cell>
          <table:table-cell office:value-type="float" office:value="0.59" calcext:value-type="float">
            <text:p>0,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986,1+2</text:p>
          </table:table-cell>
          <table:table-cell office:value-type="float" office:value="0.99" calcext:value-type="float">
            <text:p>0,99</text:p>
          </table:table-cell>
          <table:table-cell office:value-type="float" office:value="0.65" calcext:value-type="float">
            <text:p>0,65</text:p>
          </table:table-cell>
          <table:table-cell office:value-type="float" office:value="0.79" calcext:value-type="float">
            <text:p>0,79</text:p>
          </table:table-cell>
          <table:table-cell office:value-type="float" office:value="0.99" calcext:value-type="float">
            <text:p>0,99</text:p>
          </table:table-cell>
          <table:table-cell office:value-type="float" office:value="0.04" calcext:value-type="float">
            <text:p>0,04</text:p>
          </table:table-cell>
          <table:table-cell office:value-type="float" office:value="0.09" calcext:value-type="float">
            <text:p>0,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1285" calcext:value-type="float">
            <text:p>1285</text:p>
          </table:table-cell>
          <table:table-cell office:value-type="float" office:value="1.15" calcext:value-type="float">
            <text:p>1,15</text:p>
          </table:table-cell>
          <table:table-cell office:value-type="float" office:value="0.95" calcext:value-type="float">
            <text:p>0,95</text:p>
          </table:table-cell>
          <table:table-cell office:value-type="float" office:value="0.49" calcext:value-type="float">
            <text:p>0,49</text:p>
          </table:table-cell>
          <table:table-cell office:value-type="float" office:value="0.65" calcext:value-type="float">
            <text:p>0,65</text:p>
          </table:table-cell>
          <table:table-cell office:value-type="float" office:value="0.72" calcext:value-type="float">
            <text:p>0,72</text:p>
          </table:table-cell>
          <table:table-cell office:value-type="float" office:value="0.2" calcext:value-type="float">
            <text:p>0,2</text:p>
          </table:table-cell>
          <table:table-cell office:value-type="float" office:value="0.32" calcext:value-type="float">
            <text:p>0,32</text:p>
          </table:table-cell>
          <table:table-cell table:number-columns-repeated="1014"/>
        </table:table-row>
        <table:table-row table:style-name="ro1">
          <table:table-cell table:style-name="ce28" office:value-type="string" calcext:value-type="string" table:number-columns-spanned="9" table:number-rows-spanned="1">
            <text:p>I7 polyclonal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office:value-type="float" office:value="2475" calcext:value-type="float">
            <text:p>2475</text:p>
          </table:table-cell>
          <table:table-cell office:value-type="float" office:value="25.5" calcext:value-type="float">
            <text:p>25,5</text:p>
          </table:table-cell>
          <table:table-cell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0.31" calcext:value-type="float">
            <text:p>0,31</text:p>
          </table:table-cell>
          <table:table-cell office:value-type="float" office:value="0.47" calcext:value-type="float">
            <text:p>0,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table:number-columns-repeated="2"/>
          <table:table-cell office:value-type="float" office:value="0.98" calcext:value-type="float">
            <text:p>0,98</text:p>
          </table:table-cell>
          <table:table-cell office:value-type="float" office:value="0.29" calcext:value-type="float">
            <text:p>0,29</text:p>
          </table:table-cell>
          <table:table-cell office:value-type="float" office:value="0.45" calcext:value-type="float">
            <text:p>0,45</text:p>
          </table:table-cell>
          <table:table-cell office:value-type="float" office:value="0.99" calcext:value-type="float">
            <text:p>0,99</text:p>
          </table:table-cell>
          <table:table-cell office:value-type="float" office:value="0.06" calcext:value-type="float">
            <text:p>0,06</text:p>
          </table:table-cell>
          <table:table-cell office:value-type="float" office:value="0.12" calcext:value-type="float">
            <text:p>0,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1019" calcext:value-type="float">
            <text:p>1019</text:p>
          </table:table-cell>
          <table:table-cell office:value-type="float" office:value="0.79" calcext:value-type="float">
            <text:p>0,79</text:p>
          </table:table-cell>
          <table:table-cell office:value-type="float" office:value="0.86" calcext:value-type="float">
            <text:p>0,86</text:p>
          </table:table-cell>
          <table:table-cell office:value-type="float" office:value="0.28" calcext:value-type="float">
            <text:p>0,28</text:p>
          </table:table-cell>
          <table:table-cell office:value-type="float" office:value="0.43" calcext:value-type="float">
            <text:p>0,43</text:p>
          </table:table-cell>
          <table:table-cell office:value-type="float" office:value="0.54" calcext:value-type="float">
            <text:p>0,54</text:p>
          </table:table-cell>
          <table:table-cell office:value-type="float" office:value="0.23" calcext:value-type="float">
            <text:p>0,23</text:p>
          </table:table-cell>
          <table:table-cell office:value-type="float" office:value="0.32" calcext:value-type="float">
            <text:p>0,32</text:p>
          </table:table-cell>
          <table:table-cell table:number-columns-repeated="1014"/>
        </table:table-row>
        <table:table-row table:style-name="ro1">
          <table:table-cell table:style-name="ce28" office:value-type="string" calcext:value-type="string" table:number-columns-spanned="9" table:number-rows-spanned="1">
            <text:p>I8 polyclonal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Partis</text:p>
          </table:table-cell>
          <table:table-cell table:number-columns-repeated="8" office:value-type="string" calcext:value-type="string">
            <text:p>…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oper</text:p>
          </table:table-cell>
          <table:table-cell office:value-type="float" office:value="18311" calcext:value-type="float">
            <text:p>18311</text:p>
          </table:table-cell>
          <table:table-cell office:value-type="string" calcext:value-type="string">
            <text:p>1757+7,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ir</text:p>
          </table:table-cell>
          <table:table-cell office:value-type="float" office:value="2581" calcext:value-type="float">
            <text:p>2581</text:p>
          </table:table-cell>
          <table:table-cell office:value-type="float" office:value="8.35" calcext:value-type="float">
            <text:p>8,35</text:p>
          </table:table-cell>
          <table:table-cell office:value-type="float" office:value="0.98" calcext:value-type="float">
            <text:p>0,98</text:p>
          </table:table-cell>
          <table:table-cell office:value-type="float" office:value="0.21" calcext:value-type="float">
            <text:p>0,21</text:p>
          </table:table-cell>
          <table:table-cell office:value-type="float" office:value="0.36" calcext:value-type="float">
            <text:p>0,36</text:p>
          </table:table-cell>
          <table:table-cell office:value-type="float" office:value="0.53" calcext:value-type="float">
            <text:p>0,53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table:number-columns-repeated="1014"/>
        </table:table-row>
        <table:table-row table:style-name="ro1" table:number-rows-repeated="104854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 style:data-style-name="N2" text:time-value="11:20:20.0742496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12:44:53.121293962</meta:creation-date>
    <meta:editing-duration>P3DT11H21M55S</meta:editing-duration>
    <meta:editing-cycles>39</meta:editing-cycles>
    <meta:generator>LibreOffice/6.0.7.3$Linux_X86_64 LibreOffice_project/00m0$Build-3</meta:generator>
    <dc:date>2020-06-18T13:14:46.828476701</dc:date>
    <meta:document-statistic meta:table-count="9" meta:cell-count="1582" meta:object-count="0"/>
  </office:meta>
</office:document-meta>
</file>